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sponseTeste = </text:p>
      <text:p text:style-name="Standard">{</text:p>
      <text:p text:style-name="Standard"><text:s text:c="2"/>[1,1] = <text:s/>1</text:p>
      <text:p text:style-name="Standard"><text:s text:c="2"/>[2,1] = <text:s/>2</text:p>
      <text:p text:style-name="Standard"><text:s text:c="2"/>[3,1] = <text:s/>2</text:p>
      <text:p text:style-name="Standard"><text:s text:c="2"/>[4,1] = <text:s/>1</text:p>
      <text:p text:style-name="Standard"><text:s text:c="2"/>[5,1] = <text:s/>2</text:p>
      <text:p text:style-name="Standard"><text:s text:c="2"/>[6,1] = <text:s/>3</text:p>
      <text:p text:style-name="Standard"><text:s text:c="2"/>[7,1] = <text:s/>1</text:p>
      <text:p text:style-name="Standard"><text:s text:c="2"/>[8,1] = <text:s/>2</text:p>
      <text:p text:style-name="Standard"><text:s text:c="2"/>[9,1] = <text:s/>3</text:p>
      <text:p text:style-name="Standard"><text:s text:c="2"/>[10,1] = <text:s/>1</text:p>
      <text:p text:style-name="Standard"><text:s text:c="2"/>[11,1] = <text:s/>2</text:p>
      <text:p text:style-name="Standard"><text:s text:c="2"/>[12,1] = <text:s/>3</text:p>
      <text:p text:style-name="Standard"><text:s text:c="2"/>[13,1] = <text:s/>1</text:p>
      <text:p text:style-name="Standard"><text:s text:c="2"/>[14,1] = <text:s/>2</text:p>
      <text:p text:style-name="Standard"><text:s text:c="2"/>[15,1] = <text:s/>3</text:p>
      <text:p text:style-name="Standard"><text:s text:c="2"/>[16,1] = <text:s/>1</text:p>
      <text:p text:style-name="Standard"><text:s text:c="2"/>[17,1] = <text:s/>2</text:p>
      <text:p text:style-name="Standard"><text:s text:c="2"/>[18,1] = <text:s/>2</text:p>
      <text:p text:style-name="Standard"><text:s text:c="2"/>[19,1] = <text:s/>1</text:p>
      <text:p text:style-name="Standard"><text:s text:c="2"/>[20,1] = <text:s/>2</text:p>
      <text:p text:style-name="Standard"><text:s text:c="2"/>[21,1] = <text:s/>2</text:p>
      <text:p text:style-name="Standard"><text:s text:c="2"/>[22,1] = <text:s/>1</text:p>
      <text:p text:style-name="Standard"><text:s text:c="2"/>[23,1] = <text:s/>2</text:p>
      <text:p text:style-name="Standard"><text:s text:c="2"/>[24,1] = <text:s/>3</text:p>
      <text:p text:style-name="Standard"><text:s text:c="2"/>[25,1] = <text:s/>1</text:p>
      <text:p text:style-name="Standard"><text:s text:c="2"/>[26,1] = <text:s/>2</text:p>
      <text:p text:style-name="Standard"><text:s text:c="2"/>[27,1] = <text:s/>3</text:p>
      <text:p text:style-name="Standard"><text:s text:c="2"/>[28,1] = <text:s/>1</text:p>
      <text:p text:style-name="Standard"><text:s text:c="2"/>[29,1] = <text:s/>2</text:p>
      <text:p text:style-name="Standard"><text:s text:c="2"/>[30,1] = <text:s/>3</text:p>
      <text:p text:style-name="Standard"><text:s text:c="2"/>[31,1] = <text:s/>1</text:p>
      <text:p text:style-name="Standard"><text:s text:c="2"/>[32,1] = <text:s/>2</text:p>
      <text:p text:style-name="Standard"><text:s text:c="2"/>[33,1] = <text:s/>2</text:p>
      <text:p text:style-name="Standard"><text:s text:c="2"/>[34,1] = <text:s/>1</text:p>
      <text:p text:style-name="Standard"><text:s text:c="2"/>[35,1] = <text:s/>2</text:p>
      <text:p text:style-name="Standard"><text:s text:c="2"/>[36,1] = <text:s/>2</text:p>
      <text:p text:style-name="Standard"><text:s text:c="2"/>[37,1] = <text:s/>1</text:p>
      <text:p text:style-name="Standard"><text:s text:c="2"/>[38,1] = <text:s/>2</text:p>
      <text:p text:style-name="Standard"><text:s text:c="2"/>[39,1] = <text:s/>3</text:p>
      <text:p text:style-name="Standard"><text:s text:c="2"/>[40,1] = <text:s/>1</text:p>
      <text:p text:style-name="Standard"><text:s text:c="2"/>[41,1] = <text:s/>2</text:p>
      <text:p text:style-name="Standard"><text:s text:c="2"/>[42,1] = <text:s/>3</text:p>
      <text:p text:style-name="Standard"><text:s text:c="2"/>[43,1] = <text:s/>1</text:p>
      <text:p text:style-name="Standard"><text:s text:c="2"/>[44,1] = <text:s/>2</text:p>
      <text:p text:style-name="Standard"><text:s text:c="2"/>[45,1] = <text:s/>3</text:p>
      <text:p text:style-name="Standard"><text:s text:c="2"/>[46,1] = <text:s/>1</text:p>
      <text:p text:style-name="Standard"><text:s text:c="2"/>[47,1] = <text:s/>2</text:p>
      <text:p text:style-name="Standard"><text:s text:c="2"/>[48,1] = <text:s/>3</text:p>
      <text:p text:style-name="Standard"><text:s text:c="2"/>[49,1] = <text:s/>1</text:p>
      <text:p text:style-name="Standard"><text:s text:c="2"/>[50,1] = <text:s/>2</text:p>
      <text:p text:style-name="Standard"><text:soft-page-break/><text:s text:c="2"/>[51,1] = <text:s/>2</text:p>
      <text:p text:style-name="Standard"><text:s text:c="2"/>[52,1] = <text:s/>1</text:p>
      <text:p text:style-name="Standard"><text:s text:c="2"/>[53,1] = <text:s/>2</text:p>
      <text:p text:style-name="Standard"><text:s text:c="2"/>[54,1] = <text:s/>3</text:p>
      <text:p text:style-name="Standard"><text:s text:c="2"/>[55,1] = <text:s/>1</text:p>
      <text:p text:style-name="Standard"><text:s text:c="2"/>[56,1] = <text:s/>2</text:p>
      <text:p text:style-name="Standard"><text:s text:c="2"/>[57,1] = <text:s/>3</text:p>
      <text:p text:style-name="Standard"><text:s text:c="2"/>[58,1] = <text:s/>1</text:p>
      <text:p text:style-name="Standard"><text:s text:c="2"/>[59,1] =</text:p>
      <text:p text:style-name="Standard"/>
      <text:p text:style-name="Standard"><text:s text:c="5"/>1 <text:s text:c="2"/>2</text:p>
      <text:p text:style-name="Standard"/>
      <text:p text:style-name="Standard"><text:s text:c="2"/>[60,1] = <text:s/>2</text:p>
      <text:p text:style-name="Standard"><text:s text:c="2"/>[61,1] = <text:s/>1</text:p>
      <text:p text:style-name="Standard"><text:s text:c="2"/>[62,1] = <text:s/>2</text:p>
      <text:p text:style-name="Standard"><text:s text:c="2"/>[63,1] = <text:s/>2</text:p>
      <text:p text:style-name="Standard"><text:s text:c="2"/>[64,1] = <text:s/>1</text:p>
      <text:p text:style-name="Standard"><text:s text:c="2"/>[65,1] = <text:s/>2</text:p>
      <text:p text:style-name="Standard"><text:s text:c="2"/>[66,1] = <text:s/>3</text:p>
      <text:p text:style-name="Standard"><text:s text:c="2"/>[67,1] = <text:s/>1</text:p>
      <text:p text:style-name="Standard"><text:s text:c="2"/>[68,1] = <text:s/>2</text:p>
      <text:p text:style-name="Standard"><text:s text:c="2"/>[69,1] = <text:s/>3</text:p>
      <text:p text:style-name="Standard"><text:s text:c="2"/>[70,1] = <text:s/>1</text:p>
      <text:p text:style-name="Standard"><text:s text:c="2"/>[71,1] = <text:s/>2</text:p>
      <text:p text:style-name="Standard"><text:s text:c="2"/>[72,1] = <text:s/>3</text:p>
      <text:p text:style-name="Standard"><text:s text:c="2"/>[73,1] = <text:s/>1</text:p>
      <text:p text:style-name="Standard"><text:s text:c="2"/>[74,1] = <text:s/>2</text:p>
      <text:p text:style-name="Standard"><text:s text:c="2"/>[75,1] = <text:s/>3</text:p>
      <text:p text:style-name="Standard"><text:s text:c="2"/>[76,1] = <text:s/>1</text:p>
      <text:p text:style-name="Standard"><text:s text:c="2"/>[77,1] = <text:s/>2</text:p>
      <text:p text:style-name="Standard"><text:s text:c="2"/>[78,1] = <text:s/>3</text:p>
      <text:p text:style-name="Standard"><text:s text:c="2"/>[79,1] = <text:s/>1</text:p>
      <text:p text:style-name="Standard"><text:s text:c="2"/>[80,1] = <text:s/>2</text:p>
      <text:p text:style-name="Standard"><text:s text:c="2"/>[81,1] = <text:s/>2</text:p>
      <text:p text:style-name="Standard"><text:s text:c="2"/>[82,1] = <text:s/>1</text:p>
      <text:p text:style-name="Standard"><text:s text:c="2"/>[83,1] = <text:s/>2</text:p>
      <text:p text:style-name="Standard"><text:s text:c="2"/>[84,1] = <text:s/>3</text:p>
      <text:p text:style-name="Standard"><text:s text:c="2"/>[85,1] = <text:s/>1</text:p>
      <text:p text:style-name="Standard"><text:s text:c="2"/>[86,1] = <text:s/>2</text:p>
      <text:p text:style-name="Standard"><text:s text:c="2"/>[87,1] = <text:s/>3</text:p>
      <text:p text:style-name="Standard"><text:s text:c="2"/>[88,1] = <text:s/>1</text:p>
      <text:p text:style-name="Standard"><text:s text:c="2"/>[89,1] = <text:s/>2</text:p>
      <text:p text:style-name="Standard"><text:s text:c="2"/>[90,1] = <text:s/>2</text:p>
      <text:p text:style-name="Standard"><text:s text:c="2"/>[91,1] = <text:s/>1</text:p>
      <text:p text:style-name="Standard"><text:s text:c="2"/>[92,1] = <text:s/>2</text:p>
      <text:p text:style-name="Standard"><text:s text:c="2"/>[93,1] = <text:s/>3</text:p>
      <text:p text:style-name="Standard"><text:s text:c="2"/>[94,1] = <text:s/>1</text:p>
      <text:p text:style-name="Standard"><text:s text:c="2"/>[95,1] = <text:s/>2</text:p>
      <text:p text:style-name="Standard"><text:s text:c="2"/>[96,1] = <text:s/>3</text:p>
      <text:p text:style-name="Standard"><text:s text:c="2"/>[97,1] = <text:s/>1</text:p>
      <text:p text:style-name="Standard"><text:s text:c="2"/>[98,1] = <text:s/>2</text:p>
      <text:p text:style-name="Standard"><text:s text:c="2"/>[99,1] = <text:s/>3</text:p>
      <text:p text:style-name="Standard"><text:soft-page-break/><text:s text:c="2"/>[100,1] = <text:s/>1</text:p>
      <text:p text:style-name="Standard"><text:s text:c="2"/>[101,1] = <text:s/>2</text:p>
      <text:p text:style-name="Standard"><text:s text:c="2"/>[102,1] = <text:s/>3</text:p>
      <text:p text:style-name="Standard"><text:s text:c="2"/>[103,1] = <text:s/>1</text:p>
      <text:p text:style-name="Standard"><text:s text:c="2"/>[104,1] = <text:s/>2</text:p>
      <text:p text:style-name="Standard"><text:s text:c="2"/>[105,1] = <text:s/>2</text:p>
      <text:p text:style-name="Standard"><text:s text:c="2"/>[106,1] = <text:s/>1</text:p>
      <text:p text:style-name="Standard"><text:s text:c="2"/>[107,1] = <text:s/>2</text:p>
      <text:p text:style-name="Standard"><text:s text:c="2"/>[108,1] = <text:s/>3</text:p>
      <text:p text:style-name="Standard"><text:s text:c="2"/>[109,1] = <text:s/>1</text:p>
      <text:p text:style-name="Standard"><text:s text:c="2"/>[110,1] = <text:s/>2</text:p>
      <text:p text:style-name="Standard"><text:s text:c="2"/>[111,1] = <text:s/>3</text:p>
      <text:p text:style-name="Standard"><text:s text:c="2"/>[112,1] = <text:s/>1</text:p>
      <text:p text:style-name="Standard"><text:s text:c="2"/>[113,1] = <text:s/>2</text:p>
      <text:p text:style-name="Standard"><text:s text:c="2"/>[114,1] = <text:s/>3</text:p>
      <text:p text:style-name="Standard"><text:s text:c="2"/>[115,1] = <text:s/>1</text:p>
      <text:p text:style-name="Standard"><text:s text:c="2"/>[116,1] = <text:s/>2</text:p>
      <text:p text:style-name="Standard"><text:s text:c="2"/>[117,1] = <text:s/>3</text:p>
      <text:p text:style-name="Standard"><text:s text:c="2"/>[118,1] = <text:s/>1</text:p>
      <text:p text:style-name="Standard"><text:s text:c="2"/>[119,1] = <text:s/>2</text:p>
      <text:p text:style-name="Standard"><text:s text:c="2"/>[120,1] = <text:s/>2</text:p>
      <text:p text:style-name="Standard"><text:s text:c="2"/>[121,1] = <text:s/>1</text:p>
      <text:p text:style-name="Standard"><text:s text:c="2"/>[122,1] = <text:s/>2</text:p>
      <text:p text:style-name="Standard"><text:s text:c="2"/>[123,1] = <text:s/>3</text:p>
      <text:p text:style-name="Standard"><text:s text:c="2"/>[124,1] = <text:s/>1</text:p>
      <text:p text:style-name="Standard"><text:s text:c="2"/>[125,1] = <text:s/>2</text:p>
      <text:p text:style-name="Standard"><text:s text:c="2"/>[126,1] = <text:s/>3</text:p>
      <text:p text:style-name="Standard"><text:s text:c="2"/>[127,1] = <text:s/>1</text:p>
      <text:p text:style-name="Standard"><text:s text:c="2"/>[128,1] = <text:s/>2</text:p>
      <text:p text:style-name="Standard"><text:s text:c="2"/>[129,1] = <text:s/>3</text:p>
      <text:p text:style-name="Standard"><text:s text:c="2"/>[130,1] = <text:s/>1</text:p>
      <text:p text:style-name="Standard"><text:s text:c="2"/>[131,1] = <text:s/>2</text:p>
      <text:p text:style-name="Standard"><text:s text:c="2"/>[132,1] = <text:s/>3</text:p>
      <text:p text:style-name="Standard"><text:s text:c="2"/>[133,1] = <text:s/>1</text:p>
      <text:p text:style-name="Standard"><text:s text:c="2"/>[134,1] = <text:s/>2</text:p>
      <text:p text:style-name="Standard"><text:s text:c="2"/>[135,1] = <text:s/>3</text:p>
      <text:p text:style-name="Standard"><text:s text:c="2"/>[136,1] = <text:s/>1</text:p>
      <text:p text:style-name="Standard"><text:s text:c="2"/>[137,1] = <text:s/>2</text:p>
      <text:p text:style-name="Standard"><text:s text:c="2"/>[138,1] = <text:s/>2</text:p>
      <text:p text:style-name="Standard"><text:s text:c="2"/>[139,1] = <text:s/>1</text:p>
      <text:p text:style-name="Standard"><text:s text:c="2"/>[140,1] = <text:s/>2</text:p>
      <text:p text:style-name="Standard"><text:s text:c="2"/>[141,1] = <text:s/>2</text:p>
      <text:p text:style-name="Standard"><text:s text:c="2"/>[142,1] = <text:s/>1</text:p>
      <text:p text:style-name="Standard"><text:s text:c="2"/>[143,1] = <text:s/>2</text:p>
      <text:p text:style-name="Standard"><text:s text:c="2"/>[144,1] = <text:s/>2</text:p>
      <text:p text:style-name="Standard"><text:s text:c="2"/>[145,1] = <text:s/>1</text:p>
      <text:p text:style-name="Standard"><text:s text:c="2"/>[146,1] = <text:s/>2</text:p>
      <text:p text:style-name="Standard"><text:s text:c="2"/>[147,1] = <text:s/>3</text:p>
      <text:p text:style-name="Standard"><text:s text:c="2"/>[148,1] = <text:s/>1</text:p>
      <text:p text:style-name="Standard"><text:s text:c="2"/>[149,1] = <text:s/>2</text:p>
      <text:p text:style-name="Standard"><text:s text:c="2"/>[150,1] = <text:s/>2</text:p>
      <text:p text:style-name="Standard"><text:s text:c="2"/>[151,1] = <text:s/>1</text:p>
      <text:p text:style-name="Standard"><text:soft-page-break/><text:s text:c="2"/>[152,1] = <text:s/>2</text:p>
      <text:p text:style-name="Standard"><text:s text:c="2"/>[153,1] = <text:s/>3</text:p>
      <text:p text:style-name="Standard"><text:s text:c="2"/>[154,1] = <text:s/>1</text:p>
      <text:p text:style-name="Standard"><text:s text:c="2"/>[155,1] = <text:s/>2</text:p>
      <text:p text:style-name="Standard"><text:s text:c="2"/>[156,1] = <text:s/>3</text:p>
      <text:p text:style-name="Standard"><text:s text:c="2"/>[157,1] = <text:s/>1</text:p>
      <text:p text:style-name="Standard"><text:s text:c="2"/>[158,1] = <text:s/>2</text:p>
      <text:p text:style-name="Standard"><text:s text:c="2"/>[159,1] = <text:s/>3</text:p>
      <text:p text:style-name="Standard"><text:s text:c="2"/>[160,1] = <text:s/>1</text:p>
      <text:p text:style-name="Standard"><text:s text:c="2"/>[161,1] = <text:s/>2</text:p>
      <text:p text:style-name="Standard"><text:s text:c="2"/>[162,1] = <text:s/>3</text:p>
      <text:p text:style-name="Standard"><text:s text:c="2"/>[163,1] = <text:s/>1</text:p>
      <text:p text:style-name="Standard"><text:s text:c="2"/>[164,1] = <text:s/>2</text:p>
      <text:p text:style-name="Standard"><text:s text:c="2"/>[165,1] = <text:s/>3</text:p>
      <text:p text:style-name="Standard"><text:s text:c="2"/>[166,1] = <text:s/>1</text:p>
      <text:p text:style-name="Standard"><text:s text:c="2"/>[167,1] = <text:s/>2</text:p>
      <text:p text:style-name="Standard"><text:s text:c="2"/>[168,1] = <text:s/>3</text:p>
      <text:p text:style-name="Standard"><text:s text:c="2"/>[169,1] = <text:s/>1</text:p>
      <text:p text:style-name="Standard"><text:s text:c="2"/>[170,1] = <text:s/>2</text:p>
      <text:p text:style-name="Standard"><text:s text:c="2"/>[171,1] = <text:s/>3</text:p>
      <text:p text:style-name="Standard"><text:s text:c="2"/>[172,1] = <text:s/>1</text:p>
      <text:p text:style-name="Standard"><text:s text:c="2"/>[173,1] = <text:s/>2</text:p>
      <text:p text:style-name="Standard"><text:s text:c="2"/>[174,1] = <text:s/>3</text:p>
      <text:p text:style-name="Standard"><text:s text:c="2"/>[175,1] = <text:s/>1</text:p>
      <text:p text:style-name="Standard"><text:s text:c="2"/>[176,1] = <text:s/>2</text:p>
      <text:p text:style-name="Standard"><text:s text:c="2"/>[177,1] = <text:s/>3</text:p>
      <text:p text:style-name="Standard"><text:s text:c="2"/>[178,1] = <text:s/>1</text:p>
      <text:p text:style-name="Standard"><text:s text:c="2"/>[179,1] = <text:s/>2</text:p>
      <text:p text:style-name="Standard"><text:s text:c="2"/>[180,1] = <text:s/>3</text:p>
      <text:p text:style-name="Standard"><text:s text:c="2"/>[181,1] = <text:s/>1</text:p>
      <text:p text:style-name="Standard"><text:s text:c="2"/>[182,1] = <text:s/>2</text:p>
      <text:p text:style-name="Standard"><text:s text:c="2"/>[183,1] = <text:s/>3</text:p>
      <text:p text:style-name="Standard"><text:s text:c="2"/>[184,1] = <text:s/>1</text:p>
      <text:p text:style-name="Standard"><text:s text:c="2"/>[185,1] = <text:s/>2</text:p>
      <text:p text:style-name="Standard"><text:s text:c="2"/>[186,1] = <text:s/>3</text:p>
      <text:p text:style-name="Standard"><text:s text:c="2"/>[187,1] = <text:s/>1</text:p>
      <text:p text:style-name="Standard"><text:s text:c="2"/>[188,1] = <text:s/>2</text:p>
      <text:p text:style-name="Standard"><text:s text:c="2"/>[189,1] = [](0x0)</text:p>
      <text:p text:style-name="Standard"><text:s text:c="2"/>[190,1] = <text:s/>1</text:p>
      <text:p text:style-name="Standard"><text:s text:c="2"/>[191,1] = <text:s/>2</text:p>
      <text:p text:style-name="Standard"><text:s text:c="2"/>[192,1] = <text:s/>3</text:p>
      <text:p text:style-name="Standard"><text:s text:c="2"/>[193,1] = <text:s/>1</text:p>
      <text:p text:style-name="Standard"><text:s text:c="2"/>[194,1] = <text:s/>2</text:p>
      <text:p text:style-name="Standard"><text:s text:c="2"/>[195,1] = <text:s/>3</text:p>
      <text:p text:style-name="Standard"><text:s text:c="2"/>[196,1] = <text:s/>1</text:p>
      <text:p text:style-name="Standard"><text:s text:c="2"/>[197,1] = <text:s/>2</text:p>
      <text:p text:style-name="Standard"><text:s text:c="2"/>[198,1] = <text:s/>3</text:p>
      <text:p text:style-name="Standard"><text:s text:c="2"/>[199,1] = <text:s/>1</text:p>
      <text:p text:style-name="Standard"><text:s text:c="2"/>[200,1] = <text:s/>2</text:p>
      <text:p text:style-name="Standard"><text:s text:c="2"/>[201,1] = <text:s/>3</text:p>
      <text:p text:style-name="Standard"><text:s text:c="2"/>[202,1] = <text:s/>1</text:p>
      <text:p text:style-name="Standard"><text:s text:c="2"/>[203,1] = <text:s/>2</text:p>
      <text:p text:style-name="Standard"><text:soft-page-break/><text:s text:c="2"/>[204,1] = <text:s/>2</text:p>
      <text:p text:style-name="Standard"><text:s text:c="2"/>[205,1] = <text:s/>1</text:p>
      <text:p text:style-name="Standard"><text:s text:c="2"/>[206,1] = <text:s/>2</text:p>
      <text:p text:style-name="Standard"><text:s text:c="2"/>[207,1] = <text:s/>2</text:p>
      <text:p text:style-name="Standard"><text:s text:c="2"/>[208,1] = <text:s/>1</text:p>
      <text:p text:style-name="Standard"><text:s text:c="2"/>[209,1] = <text:s/>2</text:p>
      <text:p text:style-name="Standard"><text:s text:c="2"/>[210,1] = <text:s/>3</text:p>
      <text:p text:style-name="Standard"><text:s text:c="2"/>[211,1] = <text:s/>1</text:p>
      <text:p text:style-name="Standard"><text:s text:c="2"/>[212,1] = <text:s/>2</text:p>
      <text:p text:style-name="Standard"><text:s text:c="2"/>[213,1] = <text:s/>3</text:p>
      <text:p text:style-name="Standard"><text:s text:c="2"/>[214,1] = <text:s/>1</text:p>
      <text:p text:style-name="Standard"><text:s text:c="2"/>[215,1] = <text:s/>2</text:p>
      <text:p text:style-name="Standard"><text:s text:c="2"/>[216,1] = <text:s/>3</text:p>
      <text:p text:style-name="Standard"><text:s text:c="2"/>[217,1] = <text:s/>1</text:p>
      <text:p text:style-name="Standard"><text:s text:c="2"/>[218,1] = <text:s/>2</text:p>
      <text:p text:style-name="Standard"><text:s text:c="2"/>[219,1] = <text:s/>3</text:p>
      <text:p text:style-name="Standard"><text:s text:c="2"/>[220,1] = <text:s/>1</text:p>
      <text:p text:style-name="Standard"><text:s text:c="2"/>[221,1] = <text:s/>2</text:p>
      <text:p text:style-name="Standard"><text:s text:c="2"/>[222,1] = <text:s/>3</text:p>
      <text:p text:style-name="Standard"><text:s text:c="2"/>[223,1] = <text:s/>1</text:p>
      <text:p text:style-name="Standard"><text:s text:c="2"/>[224,1] = <text:s/>2</text:p>
      <text:p text:style-name="Standard"><text:s text:c="2"/>[225,1] = <text:s/>3</text:p>
      <text:p text:style-name="Standard"><text:s text:c="2"/>[226,1] = <text:s/>1</text:p>
      <text:p text:style-name="Standard"><text:s text:c="2"/>[227,1] = <text:s/>2</text:p>
      <text:p text:style-name="Standard"><text:s text:c="2"/>[228,1] = <text:s/>3</text:p>
      <text:p text:style-name="Standard"><text:s text:c="2"/>[229,1] = <text:s/>1</text:p>
      <text:p text:style-name="Standard"><text:s text:c="2"/>[230,1] = <text:s/>2</text:p>
      <text:p text:style-name="Standard"><text:s text:c="2"/>[231,1] = <text:s/>3</text:p>
      <text:p text:style-name="Standard"><text:s text:c="2"/>[232,1] = <text:s/>1</text:p>
      <text:p text:style-name="Standard"><text:s text:c="2"/>[233,1] = <text:s/>2</text:p>
      <text:p text:style-name="Standard"><text:s text:c="2"/>[234,1] =</text:p>
      <text:p text:style-name="Standard"/>
      <text:p text:style-name="Standard"><text:s text:c="5"/>3 <text:s text:c="2"/>2</text:p>
      <text:p text:style-name="Standard"/>
      <text:p text:style-name="Standard"><text:s text:c="2"/>[235,1] = <text:s/>1</text:p>
      <text:p text:style-name="Standard"><text:s text:c="2"/>[236,1] = <text:s/>2</text:p>
      <text:p text:style-name="Standard"><text:s text:c="2"/>[237,1] = <text:s/>3</text:p>
      <text:p text:style-name="Standard"><text:s text:c="2"/>[238,1] = <text:s/>1</text:p>
      <text:p text:style-name="Standard"><text:s text:c="2"/>[239,1] = <text:s/>2</text:p>
      <text:p text:style-name="Standard"><text:s text:c="2"/>[240,1] = <text:s/>3</text:p>
      <text:p text:style-name="Standard"><text:s text:c="2"/>[241,1] = <text:s/>1</text:p>
      <text:p text:style-name="Standard"><text:s text:c="2"/>[242,1] = <text:s/>2</text:p>
      <text:p text:style-name="Standard"><text:s text:c="2"/>[243,1] = <text:s/>3</text:p>
      <text:p text:style-name="Standard"><text:s text:c="2"/>[244,1] = <text:s/>1</text:p>
      <text:p text:style-name="Standard"><text:s text:c="2"/>[245,1] = <text:s/>2</text:p>
      <text:p text:style-name="Standard"><text:s text:c="2"/>[246,1] = <text:s/>3</text:p>
      <text:p text:style-name="Standard"><text:s text:c="2"/>[247,1] = <text:s/>1</text:p>
      <text:p text:style-name="Standard"><text:s text:c="2"/>[248,1] = <text:s/>2</text:p>
      <text:p text:style-name="Standard"><text:s text:c="2"/>[249,1] = <text:s/>3</text:p>
      <text:p text:style-name="Standard"><text:s text:c="2"/>[250,1] = <text:s/>1</text:p>
      <text:p text:style-name="Standard"><text:s text:c="2"/>[251,1] = <text:s/>2</text:p>
      <text:p text:style-name="Standard"><text:s text:c="2"/>[252,1] = <text:s/>2</text:p>
      <text:p text:style-name="Standard"><text:soft-page-break/><text:s text:c="2"/>[253,1] =</text:p>
      <text:p text:style-name="Standard"/>
      <text:p text:style-name="Standard"><text:s text:c="5"/>3 <text:s text:c="2"/>1</text:p>
      <text:p text:style-name="Standard"/>
      <text:p text:style-name="Standard"><text:s text:c="2"/>[254,1] = <text:s/>2</text:p>
      <text:p text:style-name="Standard"><text:s text:c="2"/>[255,1] = <text:s/>3</text:p>
      <text:p text:style-name="Standard"><text:s text:c="2"/>[256,1] = <text:s/>1</text:p>
      <text:p text:style-name="Standard"><text:s text:c="2"/>[257,1] = <text:s/>2</text:p>
      <text:p text:style-name="Standard"><text:s text:c="2"/>[258,1] = <text:s/>3</text:p>
      <text:p text:style-name="Standard"><text:s text:c="2"/>[259,1] = <text:s/>1</text:p>
      <text:p text:style-name="Standard"><text:s text:c="2"/>[260,1] = <text:s/>2</text:p>
      <text:p text:style-name="Standard"><text:s text:c="2"/>[261,1] = <text:s/>3</text:p>
      <text:p text:style-name="Standard"><text:s text:c="2"/>[262,1] = <text:s/>1</text:p>
      <text:p text:style-name="Standard"><text:s text:c="2"/>[263,1] = <text:s/>2</text:p>
      <text:p text:style-name="Standard"><text:s text:c="2"/>[264,1] = <text:s/>3</text:p>
      <text:p text:style-name="Standard"><text:s text:c="2"/>[265,1] = <text:s/>1</text:p>
      <text:p text:style-name="Standard"><text:s text:c="2"/>[266,1] = <text:s/>2</text:p>
      <text:p text:style-name="Standard"><text:s text:c="2"/>[267,1] = <text:s/>3</text:p>
      <text:p text:style-name="Standard"><text:s text:c="2"/>[268,1] = <text:s/>1</text:p>
      <text:p text:style-name="Standard"><text:s text:c="2"/>[269,1] = <text:s/>2</text:p>
      <text:p text:style-name="Standard"><text:s text:c="2"/>[270,1] = <text:s/>3</text:p>
      <text:p text:style-name="Standard"><text:s text:c="2"/>[271,1] = <text:s/>1</text:p>
      <text:p text:style-name="Standard"><text:s text:c="2"/>[272,1] = <text:s/>2</text:p>
      <text:p text:style-name="Standard"><text:s text:c="2"/>[273,1] = <text:s/>3</text:p>
      <text:p text:style-name="Standard"><text:s text:c="2"/>[274,1] = <text:s/>1</text:p>
      <text:p text:style-name="Standard"><text:s text:c="2"/>[275,1] = <text:s/>2</text:p>
      <text:p text:style-name="Standard"><text:s text:c="2"/>[276,1] =</text:p>
      <text:p text:style-name="Standard"/>
      <text:p text:style-name="Standard"><text:s text:c="5"/>3 <text:s text:c="2"/>2</text:p>
      <text:p text:style-name="Standard"/>
      <text:p text:style-name="Standard"><text:s text:c="2"/>[277,1] = <text:s/>1</text:p>
      <text:p text:style-name="Standard"><text:s text:c="2"/>[278,1] = <text:s/>2</text:p>
      <text:p text:style-name="Standard"><text:s text:c="2"/>[279,1] = <text:s/>2</text:p>
      <text:p text:style-name="Standard"><text:s text:c="2"/>[280,1] = <text:s/>1</text:p>
      <text:p text:style-name="Standard"><text:s text:c="2"/>[281,1] = <text:s/>2</text:p>
      <text:p text:style-name="Standard"><text:s text:c="2"/>[282,1] = <text:s/>3</text:p>
      <text:p text:style-name="Standard"><text:s text:c="2"/>[283,1] = <text:s/>1</text:p>
      <text:p text:style-name="Standard"><text:s text:c="2"/>[284,1] = <text:s/>2</text:p>
      <text:p text:style-name="Standard"><text:s text:c="2"/>[285,1] = <text:s/>2</text:p>
      <text:p text:style-name="Standard"><text:s text:c="2"/>[286,1] = <text:s/>1</text:p>
      <text:p text:style-name="Standard"><text:s text:c="2"/>[287,1] = <text:s/>2</text:p>
      <text:p text:style-name="Standard"><text:s text:c="2"/>[288,1] = <text:s/>3</text:p>
      <text:p text:style-name="Standard"><text:s text:c="2"/>[289,1] = <text:s/>1</text:p>
      <text:p text:style-name="Standard"><text:s text:c="2"/>[290,1] = <text:s/>2</text:p>
      <text:p text:style-name="Standard"><text:s text:c="2"/>[291,1] = <text:s/>3</text:p>
      <text:p text:style-name="Standard"><text:s text:c="2"/>[292,1] = <text:s/>1</text:p>
      <text:p text:style-name="Standard"><text:s text:c="2"/>[293,1] = <text:s/>2</text:p>
      <text:p text:style-name="Standard"><text:s text:c="2"/>[294,1] =</text:p>
      <text:p text:style-name="Standard"/>
      <text:p text:style-name="Standard"><text:s text:c="5"/>1 <text:s text:c="2"/>3</text:p>
      <text:p text:style-name="Standard"/>
      <text:p text:style-name="Standard"><text:s text:c="2"/>[295,1] = <text:s/>1</text:p>
      <text:p text:style-name="Standard"><text:soft-page-break/><text:s text:c="2"/>[296,1] = <text:s/>2</text:p>
      <text:p text:style-name="Standard"><text:s text:c="2"/>[297,1] = <text:s/>3</text:p>
      <text:p text:style-name="Standard"><text:s text:c="2"/>[298,1] = <text:s/>1</text:p>
      <text:p text:style-name="Standard"><text:s text:c="2"/>[299,1] = <text:s/>2</text:p>
      <text:p text:style-name="Standard"><text:s text:c="2"/>[300,1] = <text:s/>3</text:p>
      <text:p text:style-name="Standard"><text:s text:c="2"/>[301,1] = <text:s/>1</text:p>
      <text:p text:style-name="Standard"><text:s text:c="2"/>[302,1] = <text:s/>2</text:p>
      <text:p text:style-name="Standard"><text:s text:c="2"/>[303,1] = <text:s/>2</text:p>
      <text:p text:style-name="Standard"><text:s text:c="2"/>[304,1] = <text:s/>1</text:p>
      <text:p text:style-name="Standard"><text:s text:c="2"/>[305,1] = <text:s/>2</text:p>
      <text:p text:style-name="Standard"><text:s text:c="2"/>[306,1] = <text:s/>2</text:p>
      <text:p text:style-name="Standard"><text:s text:c="2"/>[307,1] = <text:s/>1</text:p>
      <text:p text:style-name="Standard"><text:s text:c="2"/>[308,1] =</text:p>
      <text:p text:style-name="Standard"/>
      <text:p text:style-name="Standard"><text:s text:c="5"/>1 <text:s text:c="2"/>2</text:p>
      <text:p text:style-name="Standard"/>
      <text:p text:style-name="Standard"><text:s text:c="2"/>[309,1] = <text:s/>3</text:p>
      <text:p text:style-name="Standard"><text:s text:c="2"/>[310,1] = <text:s/>1</text:p>
      <text:p text:style-name="Standard"><text:s text:c="2"/>[311,1] = <text:s/>2</text:p>
      <text:p text:style-name="Standard"><text:s text:c="2"/>[312,1] = <text:s/>3</text:p>
      <text:p text:style-name="Standard"><text:s text:c="2"/>[313,1] = <text:s/>1</text:p>
      <text:p text:style-name="Standard"><text:s text:c="2"/>[314,1] = <text:s/>2</text:p>
      <text:p text:style-name="Standard"><text:s text:c="2"/>[315,1] = <text:s/>3</text:p>
      <text:p text:style-name="Standard"><text:s text:c="2"/>[316,1] = <text:s/>1</text:p>
      <text:p text:style-name="Standard"><text:s text:c="2"/>[317,1] = <text:s/>2</text:p>
      <text:p text:style-name="Standard"><text:s text:c="2"/>[318,1] = <text:s/>3</text:p>
      <text:p text:style-name="Standard"><text:s text:c="2"/>[319,1] = <text:s/>1</text:p>
      <text:p text:style-name="Standard"><text:s text:c="2"/>[320,1] = <text:s/>2</text:p>
      <text:p text:style-name="Standard"><text:s text:c="2"/>[321,1] = <text:s/>3</text:p>
      <text:p text:style-name="Standard"><text:s text:c="2"/>[322,1] = <text:s/>1</text:p>
      <text:p text:style-name="Standard"><text:s text:c="2"/>[323,1] = <text:s/>2</text:p>
      <text:p text:style-name="Standard"><text:s text:c="2"/>[324,1] = <text:s/>3</text:p>
      <text:p text:style-name="Standard"><text:s text:c="2"/>[325,1] = <text:s/>1</text:p>
      <text:p text:style-name="Standard"><text:s text:c="2"/>[326,1] = <text:s/>2</text:p>
      <text:p text:style-name="Standard"><text:s text:c="2"/>[327,1] = <text:s/>3</text:p>
      <text:p text:style-name="Standard"><text:s text:c="2"/>[328,1] = <text:s/>1</text:p>
      <text:p text:style-name="Standard"><text:s text:c="2"/>[329,1] = <text:s/>2</text:p>
      <text:p text:style-name="Standard"><text:s text:c="2"/>[330,1] = <text:s/>3</text:p>
      <text:p text:style-name="Standard"><text:s text:c="2"/>[331,1] = <text:s/>1</text:p>
      <text:p text:style-name="Standard"><text:s text:c="2"/>[332,1] = <text:s/>2</text:p>
      <text:p text:style-name="Standard"><text:s text:c="2"/>[333,1] = <text:s/>3</text:p>
      <text:p text:style-name="Standard"><text:s text:c="2"/>[334,1] = <text:s/>1</text:p>
      <text:p text:style-name="Standard"><text:s text:c="2"/>[335,1] = <text:s/>2</text:p>
      <text:p text:style-name="Standard"><text:s text:c="2"/>[336,1] =</text:p>
      <text:p text:style-name="Standard"/>
      <text:p text:style-name="Standard"><text:s text:c="5"/>3 <text:s text:c="2"/>2</text:p>
      <text:p text:style-name="Standard"/>
      <text:p text:style-name="Standard"><text:s text:c="2"/>[337,1] = <text:s/>1</text:p>
      <text:p text:style-name="Standard"><text:s text:c="2"/>[338,1] = <text:s/>2</text:p>
      <text:p text:style-name="Standard"><text:s text:c="2"/>[339,1] = <text:s/>2</text:p>
      <text:p text:style-name="Standard"><text:s text:c="2"/>[340,1] = <text:s/>1</text:p>
      <text:p text:style-name="Standard"><text:s text:c="2"/>[341,1] = <text:s/>2</text:p>
      <text:p text:style-name="Standard"><text:soft-page-break/><text:s text:c="2"/>[342,1] = <text:s/>3</text:p>
      <text:p text:style-name="Standard"><text:s text:c="2"/>[343,1] = <text:s/>1</text:p>
      <text:p text:style-name="Standard"><text:s text:c="2"/>[344,1] = <text:s/>2</text:p>
      <text:p text:style-name="Standard"><text:s text:c="2"/>[345,1] = <text:s/>3</text:p>
      <text:p text:style-name="Standard"><text:s text:c="2"/>[346,1] = <text:s/>1</text:p>
      <text:p text:style-name="Standard"><text:s text:c="2"/>[347,1] = <text:s/>2</text:p>
      <text:p text:style-name="Standard"><text:s text:c="2"/>[348,1] = <text:s/>2</text:p>
      <text:p text:style-name="Standard"><text:s text:c="2"/>[349,1] = <text:s/>1</text:p>
      <text:p text:style-name="Standard"><text:s text:c="2"/>[350,1] = <text:s/>2</text:p>
      <text:p text:style-name="Standard"><text:s text:c="2"/>[351,1] = <text:s/>3</text:p>
      <text:p text:style-name="Standard"><text:s text:c="2"/>[352,1] = <text:s/>1</text:p>
      <text:p text:style-name="Standard"><text:s text:c="2"/>[353,1] = <text:s/>2</text:p>
      <text:p text:style-name="Standard"><text:s text:c="2"/>[354,1] = <text:s/>3</text:p>
      <text:p text:style-name="Standard"><text:s text:c="2"/>[355,1] = <text:s/>1</text:p>
      <text:p text:style-name="Standard"><text:s text:c="2"/>[356,1] = <text:s/>2</text:p>
      <text:p text:style-name="Standard"><text:s text:c="2"/>[357,1] = <text:s/>3</text:p>
      <text:p text:style-name="Standard"><text:s text:c="2"/>[358,1] = <text:s/>1</text:p>
      <text:p text:style-name="Standard"><text:s text:c="2"/>[359,1] = <text:s/>2</text:p>
      <text:p text:style-name="Standard"><text:s text:c="2"/>[360,1] = <text:s/>3</text:p>
      <text:p text:style-name="Standard"><text:s text:c="2"/>[361,1] = <text:s/>1</text:p>
      <text:p text:style-name="Standard"><text:s text:c="2"/>[362,1] = <text:s/>2</text:p>
      <text:p text:style-name="Standard"><text:s text:c="2"/>[363,1] = <text:s/>3</text:p>
      <text:p text:style-name="Standard"><text:s text:c="2"/>[364,1] = <text:s/>1</text:p>
      <text:p text:style-name="Standard"><text:s text:c="2"/>[365,1] = <text:s/>2</text:p>
      <text:p text:style-name="Standard"><text:s text:c="2"/>[366,1] = <text:s/>3</text:p>
      <text:p text:style-name="Standard"><text:s text:c="2"/>[367,1] = <text:s/>1</text:p>
      <text:p text:style-name="Standard"><text:s text:c="2"/>[368,1] = <text:s/>2</text:p>
      <text:p text:style-name="Standard"><text:s text:c="2"/>[369,1] =</text:p>
      <text:p text:style-name="Standard"/>
      <text:p text:style-name="Standard"><text:s text:c="5"/>3 <text:s text:c="2"/>2</text:p>
      <text:p text:style-name="Standard"/>
      <text:p text:style-name="Standard"><text:s text:c="2"/>[370,1] = <text:s/>1</text:p>
      <text:p text:style-name="Standard"><text:s text:c="2"/>[371,1] = <text:s/>2</text:p>
      <text:p text:style-name="Standard"><text:s text:c="2"/>[372,1] = <text:s/>3</text:p>
      <text:p text:style-name="Standard"><text:s text:c="2"/>[373,1] = <text:s/>1</text:p>
      <text:p text:style-name="Standard"><text:s text:c="2"/>[374,1] = <text:s/>2</text:p>
      <text:p text:style-name="Standard"><text:s text:c="2"/>[375,1] = <text:s/>3</text:p>
      <text:p text:style-name="Standard"><text:s text:c="2"/>[376,1] = <text:s/>1</text:p>
      <text:p text:style-name="Standard"><text:s text:c="2"/>[377,1] = <text:s/>2</text:p>
      <text:p text:style-name="Standard"><text:s text:c="2"/>[378,1] = <text:s/>2</text:p>
      <text:p text:style-name="Standard"><text:s text:c="2"/>[379,1] = <text:s/>1</text:p>
      <text:p text:style-name="Standard"><text:s text:c="2"/>[380,1] = <text:s/>2</text:p>
      <text:p text:style-name="Standard"><text:s text:c="2"/>[381,1] = <text:s/>2</text:p>
      <text:p text:style-name="Standard"><text:s text:c="2"/>[382,1] = <text:s/>1</text:p>
      <text:p text:style-name="Standard"><text:s text:c="2"/>[383,1] = <text:s/>2</text:p>
      <text:p text:style-name="Standard"><text:s text:c="2"/>[384,1] = <text:s/>2</text:p>
      <text:p text:style-name="Standard"><text:s text:c="2"/>[385,1] = <text:s/>1</text:p>
      <text:p text:style-name="Standard"><text:s text:c="2"/>[386,1] = <text:s/>2</text:p>
      <text:p text:style-name="Standard"><text:s text:c="2"/>[387,1] = <text:s/>3</text:p>
      <text:p text:style-name="Standard"><text:s text:c="2"/>[388,1] = <text:s/>1</text:p>
      <text:p text:style-name="Standard"><text:s text:c="2"/>[389,1] = <text:s/>2</text:p>
      <text:p text:style-name="Standard"><text:s text:c="2"/>[390,1] = <text:s/>3</text:p>
      <text:p text:style-name="Standard"><text:soft-page-break/><text:s text:c="2"/>[391,1] = <text:s/>1</text:p>
      <text:p text:style-name="Standard"><text:s text:c="2"/>[392,1] = <text:s/>2</text:p>
      <text:p text:style-name="Standard"><text:s text:c="2"/>[393,1] = <text:s/>3</text:p>
      <text:p text:style-name="Standard"><text:s text:c="2"/>[394,1] = <text:s/>1</text:p>
      <text:p text:style-name="Standard"><text:s text:c="2"/>[395,1] = <text:s/>2</text:p>
      <text:p text:style-name="Standard"><text:s text:c="2"/>[396,1] = <text:s/>3</text:p>
      <text:p text:style-name="Standard"><text:s text:c="2"/>[397,1] = <text:s/>1</text:p>
      <text:p text:style-name="Standard"><text:s text:c="2"/>[398,1] = <text:s/>2</text:p>
      <text:p text:style-name="Standard"><text:s text:c="2"/>[399,1] = <text:s/>3</text:p>
      <text:p text:style-name="Standard"><text:s text:c="2"/>[400,1] = <text:s/>1</text:p>
      <text:p text:style-name="Standard"><text:s text:c="2"/>[401,1] = <text:s/>2</text:p>
      <text:p text:style-name="Standard"><text:s text:c="2"/>[402,1] = <text:s/>3</text:p>
      <text:p text:style-name="Standard"><text:s text:c="2"/>[403,1] = <text:s/>1</text:p>
      <text:p text:style-name="Standard"><text:s text:c="2"/>[404,1] = <text:s/>2</text:p>
      <text:p text:style-name="Standard"><text:s text:c="2"/>[405,1] = <text:s/>3</text:p>
      <text:p text:style-name="Standard"><text:s text:c="2"/>[406,1] = <text:s/>1</text:p>
      <text:p text:style-name="Standard"><text:s text:c="2"/>[407,1] = <text:s/>2</text:p>
      <text:p text:style-name="Standard"><text:s text:c="2"/>[408,1] = <text:s/>3</text:p>
      <text:p text:style-name="Standard"><text:s text:c="2"/>[409,1] = <text:s/>1</text:p>
      <text:p text:style-name="Standard"><text:s text:c="2"/>[410,1] = <text:s/>2</text:p>
      <text:p text:style-name="Standard"><text:s text:c="2"/>[411,1] = <text:s/>2</text:p>
      <text:p text:style-name="Standard"><text:s text:c="2"/>[412,1] = <text:s/>1</text:p>
      <text:p text:style-name="Standard"><text:s text:c="2"/>[413,1] = <text:s/>2</text:p>
      <text:p text:style-name="Standard"><text:s text:c="2"/>[414,1] = <text:s/>2</text:p>
      <text:p text:style-name="Standard"><text:s text:c="2"/>[415,1] = <text:s/>1</text:p>
      <text:p text:style-name="Standard"><text:s text:c="2"/>[416,1] = <text:s/>2</text:p>
      <text:p text:style-name="Standard"><text:s text:c="2"/>[417,1] = <text:s/>3</text:p>
      <text:p text:style-name="Standard"><text:s text:c="2"/>[418,1] = <text:s/>1</text:p>
      <text:p text:style-name="Standard"><text:s text:c="2"/>[419,1] = <text:s/>2</text:p>
      <text:p text:style-name="Standard"><text:s text:c="2"/>[420,1] = <text:s/>3</text:p>
      <text:p text:style-name="Standard"><text:s text:c="2"/>[421,1] = <text:s/>1</text:p>
      <text:p text:style-name="Standard"><text:s text:c="2"/>[422,1] = <text:s/>2</text:p>
      <text:p text:style-name="Standard"><text:s text:c="2"/>[423,1] = <text:s/>3</text:p>
      <text:p text:style-name="Standard"><text:s text:c="2"/>[424,1] = <text:s/>1</text:p>
      <text:p text:style-name="Standard"><text:s text:c="2"/>[425,1] = <text:s/>2</text:p>
      <text:p text:style-name="Standard"><text:s text:c="2"/>[426,1] = <text:s/>3</text:p>
      <text:p text:style-name="Standard"><text:s text:c="2"/>[427,1] = <text:s/>1</text:p>
      <text:p text:style-name="Standard"><text:s text:c="2"/>[428,1] = <text:s/>2</text:p>
      <text:p text:style-name="Standard"><text:s text:c="2"/>[429,1] = <text:s/>3</text:p>
      <text:p text:style-name="Standard"><text:s text:c="2"/>[430,1] = <text:s/>1</text:p>
      <text:p text:style-name="Standard"><text:s text:c="2"/>[431,1] = <text:s/>2</text:p>
      <text:p text:style-name="Standard"><text:s text:c="2"/>[432,1] = <text:s/>3</text:p>
      <text:p text:style-name="Standard"><text:s text:c="2"/>[433,1] = <text:s/>1</text:p>
      <text:p text:style-name="Standard"><text:s text:c="2"/>[434,1] = <text:s/>2</text:p>
      <text:p text:style-name="Standard"><text:s text:c="2"/>[435,1] = <text:s/>3</text:p>
      <text:p text:style-name="Standard"><text:s text:c="2"/>[436,1] = <text:s/>1</text:p>
      <text:p text:style-name="Standard"><text:s text:c="2"/>[437,1] = <text:s/>2</text:p>
      <text:p text:style-name="Standard"><text:s text:c="2"/>[438,1] =</text:p>
      <text:p text:style-name="Standard"/>
      <text:p text:style-name="Standard"><text:s text:c="5"/>3 <text:s text:c="2"/>2</text:p>
      <text:p text:style-name="Standard"/>
      <text:p text:style-name="Standard"><text:s text:c="2"/>[439,1] = <text:s/>1</text:p>
      <text:p text:style-name="Standard"><text:soft-page-break/><text:s text:c="2"/>[440,1] = <text:s/>2</text:p>
      <text:p text:style-name="Standard"><text:s text:c="2"/>[441,1] = <text:s/>3</text:p>
      <text:p text:style-name="Standard"><text:s text:c="2"/>[442,1] = <text:s/>1</text:p>
      <text:p text:style-name="Standard"><text:s text:c="2"/>[443,1] = <text:s/>2</text:p>
      <text:p text:style-name="Standard"><text:s text:c="2"/>[444,1] = <text:s/>2</text:p>
      <text:p text:style-name="Standard"><text:s text:c="2"/>[445,1] = <text:s/>1</text:p>
      <text:p text:style-name="Standard"><text:s text:c="2"/>[446,1] = <text:s/>2</text:p>
      <text:p text:style-name="Standard"><text:s text:c="2"/>[447,1] = <text:s/>3</text:p>
      <text:p text:style-name="Standard"><text:s text:c="2"/>[448,1] = <text:s/>1</text:p>
      <text:p text:style-name="Standard"><text:s text:c="2"/>[449,1] = <text:s/>2</text:p>
      <text:p text:style-name="Standard"><text:s text:c="2"/>[450,1] = <text:s/>3</text:p>
      <text:p text:style-name="Standard"><text:s text:c="2"/>[451,1] = <text:s/>1</text:p>
      <text:p text:style-name="Standard"><text:s text:c="2"/>[452,1] = <text:s/>2</text:p>
      <text:p text:style-name="Standard"><text:s text:c="2"/>[453,1] = <text:s/>2</text:p>
      <text:p text:style-name="Standard"><text:s text:c="2"/>[454,1] = <text:s/>1</text:p>
      <text:p text:style-name="Standard"><text:s text:c="2"/>[455,1] = <text:s/>2</text:p>
      <text:p text:style-name="Standard"><text:s text:c="2"/>[456,1] = <text:s/>3</text:p>
      <text:p text:style-name="Standard"><text:s text:c="2"/>[457,1] = <text:s/>1</text:p>
      <text:p text:style-name="Standard"><text:s text:c="2"/>[458,1] = <text:s/>2</text:p>
      <text:p text:style-name="Standard"><text:s text:c="2"/>[459,1] = <text:s/>3</text:p>
      <text:p text:style-name="Standard"><text:s text:c="2"/>[460,1] = <text:s/>1</text:p>
      <text:p text:style-name="Standard"><text:s text:c="2"/>[461,1] = <text:s/>2</text:p>
      <text:p text:style-name="Standard"><text:s text:c="2"/>[462,1] = <text:s/>3</text:p>
      <text:p text:style-name="Standard"><text:s text:c="2"/>[463,1] = <text:s/>1</text:p>
      <text:p text:style-name="Standard"><text:s text:c="2"/>[464,1] = <text:s/>2</text:p>
      <text:p text:style-name="Standard"><text:s text:c="2"/>[465,1] = <text:s/>3</text:p>
      <text:p text:style-name="Standard"><text:s text:c="2"/>[466,1] = <text:s/>1</text:p>
      <text:p text:style-name="Standard"><text:s text:c="2"/>[467,1] = <text:s/>2</text:p>
      <text:p text:style-name="Standard"><text:s text:c="2"/>[468,1] = <text:s/>3</text:p>
      <text:p text:style-name="Standard"><text:s text:c="2"/>[469,1] = <text:s/>1</text:p>
      <text:p text:style-name="Standard"><text:s text:c="2"/>[470,1] = <text:s/>2</text:p>
      <text:p text:style-name="Standard"><text:s text:c="2"/>[471,1] = <text:s/>3</text:p>
      <text:p text:style-name="Standard"><text:s text:c="2"/>[472,1] = <text:s/>1</text:p>
      <text:p text:style-name="Standard"><text:s text:c="2"/>[473,1] = <text:s/>2</text:p>
      <text:p text:style-name="Standard"><text:s text:c="2"/>[474,1] = <text:s/>3</text:p>
      <text:p text:style-name="Standard"><text:s text:c="2"/>[475,1] = <text:s/>1</text:p>
      <text:p text:style-name="Standard"><text:s text:c="2"/>[476,1] = <text:s/>2</text:p>
      <text:p text:style-name="Standard"><text:s text:c="2"/>[477,1] = <text:s/>3</text:p>
      <text:p text:style-name="Standard"><text:s text:c="2"/>[478,1] = <text:s/>1</text:p>
      <text:p text:style-name="Standard"><text:s text:c="2"/>[479,1] = <text:s/>2</text:p>
      <text:p text:style-name="Standard"><text:s text:c="2"/>[480,1] = <text:s/>2</text:p>
      <text:p text:style-name="Standard"><text:s text:c="2"/>[481,1] = <text:s/>1</text:p>
      <text:p text:style-name="Standard"><text:s text:c="2"/>[482,1] = <text:s/>2</text:p>
      <text:p text:style-name="Standard"><text:s text:c="2"/>[483,1] =</text:p>
      <text:p text:style-name="Standard"/>
      <text:p text:style-name="Standard"><text:s text:c="5"/>1 <text:s text:c="2"/>2</text:p>
      <text:p text:style-name="Standard"/>
      <text:p text:style-name="Standard"><text:s text:c="2"/>[484,1] = <text:s/>1</text:p>
      <text:p text:style-name="Standard"><text:s text:c="2"/>[485,1] = <text:s/>2</text:p>
      <text:p text:style-name="Standard"><text:s text:c="2"/>[486,1] = <text:s/>3</text:p>
      <text:p text:style-name="Standard"><text:s text:c="2"/>[487,1] = <text:s/>1</text:p>
      <text:p text:style-name="Standard"><text:s text:c="2"/>[488,1] = <text:s/>2</text:p>
      <text:p text:style-name="Standard"><text:soft-page-break/><text:s text:c="2"/>[489,1] = <text:s/>2</text:p>
      <text:p text:style-name="Standard"><text:s text:c="2"/>[490,1] = <text:s/>1</text:p>
      <text:p text:style-name="Standard"><text:s text:c="2"/>[491,1] = <text:s/>2</text:p>
      <text:p text:style-name="Standard"><text:s text:c="2"/>[492,1] = <text:s/>3</text:p>
      <text:p text:style-name="Standard"><text:s text:c="2"/>[493,1] = <text:s/>1</text:p>
      <text:p text:style-name="Standard"><text:s text:c="2"/>[494,1] = <text:s/>2</text:p>
      <text:p text:style-name="Standard"><text:s text:c="2"/>[495,1] =</text:p>
      <text:p text:style-name="Standard"/>
      <text:p text:style-name="Standard"><text:s text:c="5"/>3 <text:s text:c="2"/>2</text:p>
      <text:p text:style-name="Standard"/>
      <text:p text:style-name="Standard"><text:s text:c="2"/>[496,1] = <text:s/>1</text:p>
      <text:p text:style-name="Standard"><text:s text:c="2"/>[497,1] = <text:s/>2</text:p>
      <text:p text:style-name="Standard"><text:s text:c="2"/>[498,1] = <text:s/>3</text:p>
      <text:p text:style-name="Standard"><text:s text:c="2"/>[499,1] = <text:s/>1</text:p>
      <text:p text:style-name="Standard"><text:s text:c="2"/>[500,1] = <text:s/>2</text:p>
      <text:p text:style-name="Standard"><text:s text:c="2"/>[501,1] = <text:s/>3</text:p>
      <text:p text:style-name="Standard"><text:s text:c="2"/>[502,1] = <text:s/>1</text:p>
      <text:p text:style-name="Standard"><text:s text:c="2"/>[503,1] = <text:s/>2</text:p>
      <text:p text:style-name="Standard"><text:s text:c="2"/>[504,1] = <text:s/>3</text:p>
      <text:p text:style-name="Standard"><text:s text:c="2"/>[505,1] = <text:s/>1</text:p>
      <text:p text:style-name="Standard"><text:s text:c="2"/>[506,1] = <text:s/>2</text:p>
      <text:p text:style-name="Standard"><text:s text:c="2"/>[507,1] = <text:s/>2</text:p>
      <text:p text:style-name="Standard"><text:s text:c="2"/>[508,1] = <text:s/>1</text:p>
      <text:p text:style-name="Standard"><text:s text:c="2"/>[509,1] = <text:s/>2</text:p>
      <text:p text:style-name="Standard"><text:s text:c="2"/>[510,1] = <text:s/>2</text:p>
      <text:p text:style-name="Standard"><text:s text:c="2"/>[511,1] = <text:s/>1</text:p>
      <text:p text:style-name="Standard"><text:s text:c="2"/>[512,1] = <text:s/>2</text:p>
      <text:p text:style-name="Standard"><text:s text:c="2"/>[513,1] = <text:s/>3</text:p>
      <text:p text:style-name="Standard"><text:s text:c="2"/>[514,1] = <text:s/>1</text:p>
      <text:p text:style-name="Standard"><text:s text:c="2"/>[515,1] = <text:s/>2</text:p>
      <text:p text:style-name="Standard"><text:s text:c="2"/>[516,1] = <text:s/>3</text:p>
      <text:p text:style-name="Standard"><text:s text:c="2"/>[517,1] = <text:s/>1</text:p>
      <text:p text:style-name="Standard"><text:s text:c="2"/>[518,1] = <text:s/>2</text:p>
      <text:p text:style-name="Standard"><text:s text:c="2"/>[519,1] = <text:s/>3</text:p>
      <text:p text:style-name="Standard"><text:s text:c="2"/>[520,1] = <text:s/>1</text:p>
      <text:p text:style-name="Standard"><text:s text:c="2"/>[521,1] = <text:s/>2</text:p>
      <text:p text:style-name="Standard"><text:s text:c="2"/>[522,1] = <text:s/>3</text:p>
      <text:p text:style-name="Standard"><text:s text:c="2"/>[523,1] = <text:s/>1</text:p>
      <text:p text:style-name="Standard"><text:s text:c="2"/>[524,1] = <text:s/>2</text:p>
      <text:p text:style-name="Standard"><text:s text:c="2"/>[525,1] = <text:s/>3</text:p>
      <text:p text:style-name="Standard"><text:s text:c="2"/>[526,1] = <text:s/>1</text:p>
      <text:p text:style-name="Standard"><text:s text:c="2"/>[527,1] = <text:s/>2</text:p>
      <text:p text:style-name="Standard"><text:s text:c="2"/>[528,1] = <text:s/>3</text:p>
      <text:p text:style-name="Standard"><text:s text:c="2"/>[529,1] = <text:s/>1</text:p>
      <text:p text:style-name="Standard"><text:s text:c="2"/>[530,1] = <text:s/>2</text:p>
      <text:p text:style-name="Standard"><text:s text:c="2"/>[531,1] = <text:s/>2</text:p>
      <text:p text:style-name="Standard"><text:s text:c="2"/>[532,1] = <text:s/>1</text:p>
      <text:p text:style-name="Standard"><text:s text:c="2"/>[533,1] = <text:s/>2</text:p>
      <text:p text:style-name="Standard"><text:s text:c="2"/>[534,1] = <text:s/>3</text:p>
      <text:p text:style-name="Standard"><text:s text:c="2"/>[535,1] = <text:s/>1</text:p>
      <text:p text:style-name="Standard"><text:s text:c="2"/>[536,1] = <text:s/>2</text:p>
      <text:p text:style-name="Standard"><text:s text:c="2"/>[537,1] = <text:s/>2</text:p>
      <text:p text:style-name="Standard"><text:soft-page-break/><text:s text:c="2"/>[538,1] = <text:s/>1</text:p>
      <text:p text:style-name="Standard"><text:s text:c="2"/>[539,1] = <text:s/>2</text:p>
      <text:p text:style-name="Standard"><text:s text:c="2"/>[540,1] = <text:s/>3</text:p>
      <text:p text:style-name="Standard"><text:s text:c="2"/>[541,1] = <text:s/>1</text:p>
      <text:p text:style-name="Standard"><text:s text:c="2"/>[542,1] = <text:s/>2</text:p>
      <text:p text:style-name="Standard"><text:s text:c="2"/>[543,1] = <text:s/>3</text:p>
      <text:p text:style-name="Standard"><text:s text:c="2"/>[544,1] = <text:s/>1</text:p>
      <text:p text:style-name="Standard"><text:s text:c="2"/>[545,1] = <text:s/>2</text:p>
      <text:p text:style-name="Standard"><text:s text:c="2"/>[546,1] = <text:s/>3</text:p>
      <text:p text:style-name="Standard"><text:s text:c="2"/>[547,1] = <text:s/>1</text:p>
      <text:p text:style-name="Standard"><text:s text:c="2"/>[548,1] = <text:s/>2</text:p>
      <text:p text:style-name="Standard"><text:s text:c="2"/>[549,1] = <text:s/>3</text:p>
      <text:p text:style-name="Standard"><text:s text:c="2"/>[550,1] = <text:s/>1</text:p>
      <text:p text:style-name="Standard"><text:s text:c="2"/>[551,1] = <text:s/>2</text:p>
      <text:p text:style-name="Standard"><text:s text:c="2"/>[552,1] =</text:p>
      <text:p text:style-name="Standard"/>
      <text:p text:style-name="Standard"><text:s text:c="5"/>3 <text:s text:c="2"/>2</text:p>
      <text:p text:style-name="Standard"/>
      <text:p text:style-name="Standard"><text:s text:c="2"/>[553,1] = <text:s/>1</text:p>
      <text:p text:style-name="Standard"><text:s text:c="2"/>[554,1] = <text:s/>2</text:p>
      <text:p text:style-name="Standard"><text:s text:c="2"/>[555,1] = <text:s/>2</text:p>
      <text:p text:style-name="Standard"><text:s text:c="2"/>[556,1] = <text:s/>1</text:p>
      <text:p text:style-name="Standard"><text:s text:c="2"/>[557,1] = <text:s/>2</text:p>
      <text:p text:style-name="Standard"><text:s text:c="2"/>[558,1] =</text:p>
      <text:p text:style-name="Standard"/>
      <text:p text:style-name="Standard"><text:s text:c="5"/>1 <text:s text:c="2"/>2</text:p>
      <text:p text:style-name="Standard"/>
      <text:p text:style-name="Standard"><text:s text:c="2"/>[559,1] = <text:s/>1</text:p>
      <text:p text:style-name="Standard"><text:s text:c="2"/>[560,1] = <text:s/>2</text:p>
      <text:p text:style-name="Standard"><text:s text:c="2"/>[561,1] = <text:s/>3</text:p>
      <text:p text:style-name="Standard"><text:s text:c="2"/>[562,1] = <text:s/>1</text:p>
      <text:p text:style-name="Standard"><text:s text:c="2"/>[563,1] = <text:s/>2</text:p>
      <text:p text:style-name="Standard"><text:s text:c="2"/>[564,1] = <text:s/>3</text:p>
      <text:p text:style-name="Standard"><text:s text:c="2"/>[565,1] = <text:s/>1</text:p>
      <text:p text:style-name="Standard"><text:s text:c="2"/>[566,1] = <text:s/>2</text:p>
      <text:p text:style-name="Standard"><text:s text:c="2"/>[567,1] = <text:s/>3</text:p>
      <text:p text:style-name="Standard"><text:s text:c="2"/>[568,1] = <text:s/>1</text:p>
      <text:p text:style-name="Standard"><text:s text:c="2"/>[569,1] = <text:s/>2</text:p>
      <text:p text:style-name="Standard"><text:s text:c="2"/>[570,1] = <text:s/>3</text:p>
      <text:p text:style-name="Standard"><text:s text:c="2"/>[571,1] = <text:s/>1</text:p>
      <text:p text:style-name="Standard"><text:s text:c="2"/>[572,1] = <text:s/>2</text:p>
      <text:p text:style-name="Standard"><text:s text:c="2"/>[573,1] = <text:s/>3</text:p>
      <text:p text:style-name="Standard"><text:s text:c="2"/>[574,1] = <text:s/>1</text:p>
      <text:p text:style-name="Standard"><text:s text:c="2"/>[575,1] = <text:s/>2</text:p>
      <text:p text:style-name="Standard"><text:s text:c="2"/>[576,1] = <text:s/>3</text:p>
      <text:p text:style-name="Standard"><text:s text:c="2"/>[577,1] = <text:s/>1</text:p>
      <text:p text:style-name="Standard"><text:s text:c="2"/>[578,1] = <text:s/>2</text:p>
      <text:p text:style-name="Standard"><text:s text:c="2"/>[579,1] = <text:s/>3</text:p>
      <text:p text:style-name="Standard"><text:s text:c="2"/>[580,1] = <text:s/>1</text:p>
      <text:p text:style-name="Standard"><text:s text:c="2"/>[581,1] = <text:s/>2</text:p>
      <text:p text:style-name="Standard"><text:s text:c="2"/>[582,1] = <text:s/>3</text:p>
      <text:p text:style-name="Standard"><text:s text:c="2"/>[583,1] = <text:s/>1</text:p>
      <text:p text:style-name="Standard"><text:soft-page-break/><text:s text:c="2"/>[584,1] = <text:s/>2</text:p>
      <text:p text:style-name="Standard"><text:s text:c="2"/>[585,1] = <text:s/>3</text:p>
      <text:p text:style-name="Standard"><text:s text:c="2"/>[586,1] = <text:s/>1</text:p>
      <text:p text:style-name="Standard"><text:s text:c="2"/>[587,1] = <text:s/>2</text:p>
      <text:p text:style-name="Standard"><text:s text:c="2"/>[588,1] = <text:s/>2</text:p>
      <text:p text:style-name="Standard"><text:s text:c="2"/>[589,1] = <text:s/>1</text:p>
      <text:p text:style-name="Standard"><text:s text:c="2"/>[590,1] = <text:s/>2</text:p>
      <text:p text:style-name="Standard"><text:s text:c="2"/>[591,1] = <text:s/>3</text:p>
      <text:p text:style-name="Standard"><text:s text:c="2"/>[592,1] = <text:s/>1</text:p>
      <text:p text:style-name="Standard"><text:s text:c="2"/>[593,1] = <text:s/>2</text:p>
      <text:p text:style-name="Standard"><text:s text:c="2"/>[594,1] = <text:s/>2</text:p>
      <text:p text:style-name="Standard"><text:s text:c="2"/>[595,1] = <text:s/>1</text:p>
      <text:p text:style-name="Standard"><text:s text:c="2"/>[596,1] = <text:s/>2</text:p>
      <text:p text:style-name="Standard"><text:s text:c="2"/>[597,1] = <text:s/>3</text:p>
      <text:p text:style-name="Standard"><text:s text:c="2"/>[598,1] = <text:s/>1</text:p>
      <text:p text:style-name="Standard"><text:s text:c="2"/>[599,1] = <text:s/>2</text:p>
      <text:p text:style-name="Standard"><text:s text:c="2"/>[600,1] = <text:s/>3</text:p>
      <text:p text:style-name="Standard"><text:s text:c="2"/>[601,1] = <text:s/>1</text:p>
      <text:p text:style-name="Standard"><text:s text:c="2"/>[602,1] = <text:s/>2</text:p>
      <text:p text:style-name="Standard"><text:s text:c="2"/>[603,1] = <text:s/>3</text:p>
      <text:p text:style-name="Standard"><text:s text:c="2"/>[604,1] = <text:s/>1</text:p>
      <text:p text:style-name="Standard"><text:s text:c="2"/>[605,1] = <text:s/>2</text:p>
      <text:p text:style-name="Standard"><text:s text:c="2"/>[606,1] = <text:s/>2</text:p>
      <text:p text:style-name="Standard"><text:s text:c="2"/>[607,1] = <text:s/>1</text:p>
      <text:p text:style-name="Standard"><text:s text:c="2"/>[608,1] = <text:s/>2</text:p>
      <text:p text:style-name="Standard"><text:s text:c="2"/>[609,1] = <text:s/>3</text:p>
      <text:p text:style-name="Standard"><text:s text:c="2"/>[610,1] = <text:s/>1</text:p>
      <text:p text:style-name="Standard"><text:s text:c="2"/>[611,1] = <text:s/>2</text:p>
      <text:p text:style-name="Standard"><text:s text:c="2"/>[612,1] = <text:s/>2</text:p>
      <text:p text:style-name="Standard"><text:s text:c="2"/>[613,1] = <text:s/>1</text:p>
      <text:p text:style-name="Standard"><text:s text:c="2"/>[614,1] = <text:s/>2</text:p>
      <text:p text:style-name="Standard"><text:s text:c="2"/>[615,1] = <text:s/>2</text:p>
      <text:p text:style-name="Standard"><text:s text:c="2"/>[616,1] = <text:s/>1</text:p>
      <text:p text:style-name="Standard"><text:s text:c="2"/>[617,1] = <text:s/>2</text:p>
      <text:p text:style-name="Standard"><text:s text:c="2"/>[618,1] = <text:s/>3</text:p>
      <text:p text:style-name="Standard"><text:s text:c="2"/>[619,1] = <text:s/>1</text:p>
      <text:p text:style-name="Standard"><text:s text:c="2"/>[620,1] = <text:s/>2</text:p>
      <text:p text:style-name="Standard"><text:s text:c="2"/>[621,1] = <text:s/>3</text:p>
      <text:p text:style-name="Standard"><text:s text:c="2"/>[622,1] = <text:s/>1</text:p>
      <text:p text:style-name="Standard"><text:s text:c="2"/>[623,1] = <text:s/>2</text:p>
      <text:p text:style-name="Standard"><text:s text:c="2"/>[624,1] = <text:s/>3</text:p>
      <text:p text:style-name="Standard"><text:s text:c="2"/>[625,1] = <text:s/>1</text:p>
      <text:p text:style-name="Standard"><text:s text:c="2"/>[626,1] = <text:s/>2</text:p>
      <text:p text:style-name="Standard"><text:s text:c="2"/>[627,1] = <text:s/>3</text:p>
      <text:p text:style-name="Standard"><text:s text:c="2"/>[628,1] = <text:s/>1</text:p>
      <text:p text:style-name="Standard"><text:s text:c="2"/>[629,1] = <text:s/>2</text:p>
      <text:p text:style-name="Standard"><text:s text:c="2"/>[630,1] = <text:s/>3</text:p>
      <text:p text:style-name="Standard"><text:s text:c="2"/>[631,1] = <text:s/>1</text:p>
      <text:p text:style-name="Standard"><text:s text:c="2"/>[632,1] = <text:s/>2</text:p>
      <text:p text:style-name="Standard"><text:s text:c="2"/>[633,1] = <text:s/>3</text:p>
      <text:p text:style-name="Standard"><text:s text:c="2"/>[634,1] = <text:s/>1</text:p>
      <text:p text:style-name="Standard"><text:s text:c="2"/>[635,1] = <text:s/>2</text:p>
      <text:p text:style-name="Standard"><text:soft-page-break/><text:s text:c="2"/>[636,1] = <text:s/>3</text:p>
      <text:p text:style-name="Standard"><text:s text:c="2"/>[637,1] = <text:s/>1</text:p>
      <text:p text:style-name="Standard"><text:s text:c="2"/>[638,1] = <text:s/>2</text:p>
      <text:p text:style-name="Standard"><text:s text:c="2"/>[639,1] = <text:s/>3</text:p>
      <text:p text:style-name="Standard"><text:s text:c="2"/>[640,1] = <text:s/>1</text:p>
      <text:p text:style-name="Standard"><text:s text:c="2"/>[641,1] = <text:s/>2</text:p>
      <text:p text:style-name="Standard"><text:s text:c="2"/>[642,1] = <text:s/>3</text:p>
      <text:p text:style-name="Standard"><text:s text:c="2"/>[643,1] = <text:s/>1</text:p>
      <text:p text:style-name="Standard"><text:s text:c="2"/>[644,1] = <text:s/>2</text:p>
      <text:p text:style-name="Standard"><text:s text:c="2"/>[645,1] = <text:s/>3</text:p>
      <text:p text:style-name="Standard"><text:s text:c="2"/>[646,1] = <text:s/>1</text:p>
      <text:p text:style-name="Standard"><text:s text:c="2"/>[647,1] = <text:s/>2</text:p>
      <text:p text:style-name="Standard"><text:s text:c="2"/>[648,1] = <text:s/>3</text:p>
      <text:p text:style-name="Standard"><text:s text:c="2"/>[649,1] = <text:s/>1</text:p>
      <text:p text:style-name="Standard"><text:s text:c="2"/>[650,1] = <text:s/>2</text:p>
      <text:p text:style-name="Standard"><text:s text:c="2"/>[651,1] = <text:s/>3</text:p>
      <text:p text:style-name="Standard"><text:s text:c="2"/>[652,1] = <text:s/>1</text:p>
      <text:p text:style-name="Standard"><text:s text:c="2"/>[653,1] = <text:s/>2</text:p>
      <text:p text:style-name="Standard"><text:s text:c="2"/>[654,1] = <text:s/>3</text:p>
      <text:p text:style-name="Standard"><text:s text:c="2"/>[655,1] = <text:s/>1</text:p>
      <text:p text:style-name="Standard"><text:s text:c="2"/>[656,1] = <text:s/>2</text:p>
      <text:p text:style-name="Standard"><text:s text:c="2"/>[657,1] = <text:s/>2</text:p>
      <text:p text:style-name="Standard"><text:s text:c="2"/>[658,1] = <text:s/>1</text:p>
      <text:p text:style-name="Standard"><text:s text:c="2"/>[659,1] = <text:s/>2</text:p>
      <text:p text:style-name="Standard"><text:s text:c="2"/>[660,1] = <text:s/>2</text:p>
      <text:p text:style-name="Standard"><text:s text:c="2"/>[661,1] = <text:s/>1</text:p>
      <text:p text:style-name="Standard"><text:s text:c="2"/>[662,1] = <text:s/>2</text:p>
      <text:p text:style-name="Standard"><text:s text:c="2"/>[663,1] = <text:s/>3</text:p>
      <text:p text:style-name="Standard"><text:s text:c="2"/>[664,1] = <text:s/>1</text:p>
      <text:p text:style-name="Standard"><text:s text:c="2"/>[665,1] = <text:s/>2</text:p>
      <text:p text:style-name="Standard"><text:s text:c="2"/>[666,1] = <text:s/>2</text:p>
      <text:p text:style-name="Standard"><text:s text:c="2"/>[667,1] = <text:s/>1</text:p>
      <text:p text:style-name="Standard"><text:s text:c="2"/>[668,1] = <text:s/>2</text:p>
      <text:p text:style-name="Standard"><text:s text:c="2"/>[669,1] = <text:s/>3</text:p>
      <text:p text:style-name="Standard"><text:s text:c="2"/>[670,1] = <text:s/>1</text:p>
      <text:p text:style-name="Standard"><text:s text:c="2"/>[671,1] = <text:s/>2</text:p>
      <text:p text:style-name="Standard"><text:s text:c="2"/>[672,1] = <text:s/>3</text:p>
      <text:p text:style-name="Standard"><text:s text:c="2"/>[673,1] = <text:s/>1</text:p>
      <text:p text:style-name="Standard"><text:s text:c="2"/>[674,1] = <text:s/>2</text:p>
      <text:p text:style-name="Standard"><text:s text:c="2"/>[675,1] = <text:s/>3</text:p>
      <text:p text:style-name="Standard"><text:s text:c="2"/>[676,1] = <text:s/>1</text:p>
      <text:p text:style-name="Standard"><text:s text:c="2"/>[677,1] = <text:s/>2</text:p>
      <text:p text:style-name="Standard"><text:s text:c="2"/>[678,1] = <text:s/>2</text:p>
      <text:p text:style-name="Standard"><text:s text:c="2"/>[679,1] =</text:p>
      <text:p text:style-name="Standard"/>
      <text:p text:style-name="Standard"><text:s text:c="5"/>3 <text:s text:c="2"/>1</text:p>
      <text:p text:style-name="Standard"/>
      <text:p text:style-name="Standard"><text:s text:c="2"/>[680,1] = <text:s/>2</text:p>
      <text:p text:style-name="Standard"><text:s text:c="2"/>[681,1] = <text:s/>2</text:p>
      <text:p text:style-name="Standard"><text:s text:c="2"/>[682,1] = <text:s/>1</text:p>
      <text:p text:style-name="Standard"><text:s text:c="2"/>[683,1] = <text:s/>2</text:p>
      <text:p text:style-name="Standard"><text:s text:c="2"/>[684,1] = <text:s/>3</text:p>
      <text:p text:style-name="Standard"><text:soft-page-break/><text:s text:c="2"/>[685,1] = <text:s/>1</text:p>
      <text:p text:style-name="Standard"><text:s text:c="2"/>[686,1] = <text:s/>2</text:p>
      <text:p text:style-name="Standard"><text:s text:c="2"/>[687,1] = <text:s/>3</text:p>
      <text:p text:style-name="Standard"><text:s text:c="2"/>[688,1] = <text:s/>1</text:p>
      <text:p text:style-name="Standard"><text:s text:c="2"/>[689,1] = <text:s/>2</text:p>
      <text:p text:style-name="Standard"><text:s text:c="2"/>[690,1] = <text:s/>2</text:p>
      <text:p text:style-name="Standard"><text:s text:c="2"/>[691,1] = <text:s/>1</text:p>
      <text:p text:style-name="Standard"><text:s text:c="2"/>[692,1] = <text:s/>2</text:p>
      <text:p text:style-name="Standard"><text:s text:c="2"/>[693,1] = <text:s/>2</text:p>
      <text:p text:style-name="Standard"><text:s text:c="2"/>[694,1] = <text:s/>1</text:p>
      <text:p text:style-name="Standard"><text:s text:c="2"/>[695,1] = <text:s/>2</text:p>
      <text:p text:style-name="Standard"><text:s text:c="2"/>[696,1] = <text:s/>3</text:p>
      <text:p text:style-name="Standard"><text:s text:c="2"/>[697,1] = <text:s/>1</text:p>
      <text:p text:style-name="Standard"><text:s text:c="2"/>[698,1] = <text:s/>2</text:p>
      <text:p text:style-name="Standard"><text:s text:c="2"/>[699,1] = <text:s/>3</text:p>
      <text:p text:style-name="Standard"><text:s text:c="2"/>[700,1] = <text:s/>1</text:p>
      <text:p text:style-name="Standard"><text:s text:c="2"/>[701,1] = <text:s/>2</text:p>
      <text:p text:style-name="Standard"><text:s text:c="2"/>[702,1] = <text:s/>2</text:p>
      <text:p text:style-name="Standard"><text:s text:c="2"/>[703,1] = <text:s/>1</text:p>
      <text:p text:style-name="Standard"><text:s text:c="2"/>[704,1] = <text:s/>2</text:p>
      <text:p text:style-name="Standard"><text:s text:c="2"/>[705,1] = <text:s/>3</text:p>
      <text:p text:style-name="Standard"><text:s text:c="2"/>[706,1] = <text:s/>1</text:p>
      <text:p text:style-name="Standard"><text:s text:c="2"/>[707,1] = <text:s/>2</text:p>
      <text:p text:style-name="Standard"><text:s text:c="2"/>[708,1] = <text:s/>3</text:p>
      <text:p text:style-name="Standard"><text:s text:c="2"/>[709,1] = <text:s/>1</text:p>
      <text:p text:style-name="Standard"><text:s text:c="2"/>[710,1] = <text:s/>2</text:p>
      <text:p text:style-name="Standard"><text:s text:c="2"/>[711,1] = <text:s/>3</text:p>
      <text:p text:style-name="Standard"><text:s text:c="2"/>[712,1] = <text:s/>1</text:p>
      <text:p text:style-name="Standard"><text:s text:c="2"/>[713,1] = <text:s/>2</text:p>
      <text:p text:style-name="Standard"><text:s text:c="2"/>[714,1] = <text:s/>2</text:p>
      <text:p text:style-name="Standard"><text:s text:c="2"/>[715,1] = <text:s/>1</text:p>
      <text:p text:style-name="Standard"><text:s text:c="2"/>[716,1] = <text:s/>2</text:p>
      <text:p text:style-name="Standard"><text:s text:c="2"/>[717,1] = <text:s/>3</text:p>
      <text:p text:style-name="Standard"><text:s text:c="2"/>[718,1] = <text:s/>1</text:p>
      <text:p text:style-name="Standard"><text:s text:c="2"/>[719,1] = <text:s/>2</text:p>
      <text:p text:style-name="Standard"><text:s text:c="2"/>[720,1] = <text:s/>2</text:p>
      <text:p text:style-name="Standard"><text:s text:c="2"/>[721,1] = <text:s/>1</text:p>
      <text:p text:style-name="Standard"><text:s text:c="2"/>[722,1] = <text:s/>2</text:p>
      <text:p text:style-name="Standard"><text:s text:c="2"/>[723,1] = <text:s/>2</text:p>
      <text:p text:style-name="Standard"><text:s text:c="2"/>[724,1] = <text:s/>1</text:p>
      <text:p text:style-name="Standard"><text:s text:c="2"/>[725,1] = <text:s/>2</text:p>
      <text:p text:style-name="Standard"><text:s text:c="2"/>[726,1] = <text:s/>3</text:p>
      <text:p text:style-name="Standard"><text:s text:c="2"/>[727,1] = <text:s/>1</text:p>
      <text:p text:style-name="Standard"><text:s text:c="2"/>[728,1] = <text:s/>2</text:p>
      <text:p text:style-name="Standard"><text:s text:c="2"/>[729,1] = <text:s/>3</text:p>
      <text:p text:style-name="Standard"><text:s text:c="2"/>[730,1] = <text:s/>1</text:p>
      <text:p text:style-name="Standard"><text:s text:c="2"/>[731,1] = <text:s/>2</text:p>
      <text:p text:style-name="Standard"><text:s text:c="2"/>[732,1] = <text:s/>3</text:p>
      <text:p text:style-name="Standard"><text:s text:c="2"/>[733,1] = <text:s/>1</text:p>
      <text:p text:style-name="Standard"><text:s text:c="2"/>[734,1] = <text:s/>2</text:p>
      <text:p text:style-name="Standard"><text:s text:c="2"/>[735,1] = <text:s/>3</text:p>
      <text:p text:style-name="Standard"><text:s text:c="2"/>[736,1] = <text:s/>1</text:p>
      <text:p text:style-name="Standard"><text:soft-page-break/><text:s text:c="2"/>[737,1] = <text:s/>2</text:p>
      <text:p text:style-name="Standard"><text:s text:c="2"/>[738,1] = <text:s/>3</text:p>
      <text:p text:style-name="Standard"><text:s text:c="2"/>[739,1] = <text:s/>1</text:p>
      <text:p text:style-name="Standard"><text:s text:c="2"/>[740,1] = <text:s/>2</text:p>
      <text:p text:style-name="Standard"><text:s text:c="2"/>[741,1] = <text:s/>3</text:p>
      <text:p text:style-name="Standard"><text:s text:c="2"/>[742,1] = <text:s/>1</text:p>
      <text:p text:style-name="Standard"><text:s text:c="2"/>[743,1] = <text:s/>2</text:p>
      <text:p text:style-name="Standard"><text:s text:c="2"/>[744,1] = <text:s/>3</text:p>
      <text:p text:style-name="Standard"><text:s text:c="2"/>[745,1] = <text:s/>1</text:p>
      <text:p text:style-name="Standard"><text:s text:c="2"/>[746,1] = <text:s/>2</text:p>
      <text:p text:style-name="Standard"><text:s text:c="2"/>[747,1] = <text:s/>2</text:p>
      <text:p text:style-name="Standard"><text:s text:c="2"/>[748,1] = <text:s/>1</text:p>
      <text:p text:style-name="Standard"><text:s text:c="2"/>[749,1] = <text:s/>2</text:p>
      <text:p text:style-name="Standard"><text:s text:c="2"/>[750,1] = <text:s/>3</text:p>
      <text:p text:style-name="Standard">}</text:p>
      <text:p text:style-name="Standard"/>
      <text:p text:style-name="Standard"/>
      <text:p text:style-name="Standard"># Created by Octave 4.2.2, Tue Nov 10 18:24:32 2020 -03 &lt;root@patricia-P5K-SE&gt;</text:p>
      <text:p text:style-name="Standard"># name: SUBJECT</text:p>
      <text:p text:style-name="Standard"># type: sq_string</text:p>
      <text:p text:style-name="Standard"># elements: 1</text:p>
      <text:p text:style-name="Standard"># length: 3</text:p>
      <text:p text:style-name="Standard">004</text:p>
      <text:p text:style-name="Standard"/>
      <text:p text:style-name="Standard"/>
      <text:p text:style-name="Standard"># name: age</text:p>
      <text:p text:style-name="Standard"># type: sq_string</text:p>
      <text:p text:style-name="Standard"># elements: 1</text:p>
      <text:p text:style-name="Standard"># length: 2</text:p>
      <text:p text:style-name="Standard">25</text:p>
      <text:p text:style-name="Standard"/>
      <text:p text:style-name="Standard"/>
      <text:p text:style-name="Standard"># name: vet</text:p>
      <text:p text:style-name="Standard"># type: matrix</text:p>
      <text:p text:style-name="Standard"># rows: 1</text:p>
      <text:p text:style-name="Standard"># columns: 6</text:p>
      <text:p text:style-name="Standard"><text:s/>1 1 2 2 3 3</text:p>
      <text:p text:style-name="Standard"/>
      <text:p text:style-name="Standard"/>
      <text:p text:style-name="Standard"># name: rvet</text:p>
      <text:p text:style-name="Standard"># type: matrix</text:p>
      <text:p text:style-name="Standard"># rows: 1</text:p>
      <text:p text:style-name="Standard"># columns: 6</text:p>
      <text:p text:style-name="Standard"><text:s/>3 2 6 1 4 5</text:p>
      <text:p text:style-name="Standard"/>
      <text:p text:style-name="Standard"/>
      <text:p text:style-name="Standard"># name: response</text:p>
      <text:p text:style-name="Standard"># type: cell</text:p>
      <text:p text:style-name="Standard"># rows: 6</text:p>
      <text:p text:style-name="Standard"># columns: 1</text:p>
      <text:p text:style-name="Standard"># name: &lt;cell-element&gt;</text:p>
      <text:p text:style-name="Standard"># type: scalar</text:p>
      <text:p text:style-name="Standard"><text:soft-page-break/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/>
      <text:p text:style-name="Standard"/>
      <text:p text:style-name="Standard"/>
      <text:p text:style-name="Standard"># name: rt1</text:p>
      <text:p text:style-name="Standard"># type: matrix</text:p>
      <text:p text:style-name="Standard"># rows: 6</text:p>
      <text:p text:style-name="Standard"># columns: 1</text:p>
      <text:p text:style-name="Standard"><text:s/>0.8760750293731689</text:p>
      <text:p text:style-name="Standard"><text:s/>0.5438590049743652</text:p>
      <text:p text:style-name="Standard"><text:s/>0.3500139713287354</text:p>
      <text:p text:style-name="Standard"><text:s/>0.3390190601348877</text:p>
      <text:p text:style-name="Standard"><text:s/>0.2939660549163818</text:p>
      <text:p text:style-name="Standard"><text:s/>0.2942509651184082</text:p>
      <text:p text:style-name="Standard"/>
      <text:p text:style-name="Standard"/>
      <text:p text:style-name="Standard"># name: antecipatedresponse</text:p>
      <text:p text:style-name="Standard"># type: matrix</text:p>
      <text:p text:style-name="Standard"># rows: 0</text:p>
      <text:p text:style-name="Standard"># columns: 0</text:p>
      <text:p text:style-name="Standard"/>
      <text:p text:style-name="Standard"/>
      <text:p text:style-name="Standard"># name: avg</text:p>
      <text:p text:style-name="Standard"># type: scalar</text:p>
      <text:p text:style-name="Standard">0.4495306809743245</text:p>
      <text:p text:style-name="Standard"><text:soft-page-break/></text:p>
      <text:p text:style-name="Standard"/>
      <text:p text:style-name="Standard"># name: seq</text:p>
      <text:p text:style-name="Standard"># type: matrix</text:p>
      <text:p text:style-name="Standard"># rows: 1</text:p>
      <text:p text:style-name="Standard"># columns: 750</text:p>
      <text:p text:style-name="Standard"><text:s/>1 2 2 1 2 3 1 2 3 1 2 3 1 2 3 1 2 2 1 2 2 1 2 3 1 2 3 1 2 3 1 2 2 1 2 2 1 2 3 1 2 3 1 2 3 1 2 3 1 2 2 1 2 3 1 2 3 1 2 2 1 2 2 1 2 3 1 2 3 1 2 3 1 2 3 1 2 3 1 2 2 1 2 3 1 2 3 1 2 2 1 2 3 1 2 3 1 2 3 1 2 3 1 2 2 1 2 3 1 2 3 1 2 3 1 2 3 1 2 2 1 2 3 1 2 3 1 2 3 1 2 3 1 2 3 1 2 2 1 2 2 1 2 2 1 2 3 1 2 2 1 2 3 1 2 3 1 2 3 1 2 3 1 2 3 1 2 3 1 2 3 1 2 3 1 2 3 1 2 3 1 2 3 1 2 3 1 2 3 1 2 3 1 2 3 1 2 3 1 2 3 1 2 2 1 2 2 1 2 3 1 2 3 1 2 3 1 2 3 1 2 3 1 2 3 1 2 3 1 2 3 1 2 2 1 2 3 1 2 3 1 2 3 1 2 3 1 2 3 1 2 2 1 2 3 1 2 3 1 2 3 1 2 3 1 2 3 1 2 3 1 2 3 1 2 2 1 2 2 1 2 3 1 2 2 1 2 3 1 2 3 1 2 3 1 2 3 1 2 3 1 2 2 1 2 2 1 2 3 1 2 3 1 2 3 1 2 3 1 2 3 1 2 3 1 2 3 1 2 3 1 2 3 1 2 2 1 2 2 1 2 3 1 2 3 1 2 2 1 2 3 1 2 3 1 2 3 1 2 3 1 2 3 1 2 3 1 2 2 1 2 3 1 2 3 1 2 2 1 2 2 1 2 2 1 2 3 1 2 3 1 2 3 1 2 3 1 2 3 1 2 3 1 2 3 1 2 3 1 2 2 1 2 2 1 2 3 1 2 3 1 2 3 1 2 3 1 2 3 1 2 3 1 2 3 1 2 2 1 2 3 1 2 2 1 2 3 1 2 3 1 2 2 1 2 3 1 2 3 1 2 3 1 2 3 1 2 3 1 2 3 1 2 3 1 2 3 1 2 2 1 2 2 1 2 3 1 2 2 1 2 3 1 2 2 1 2 3 1 2 3 1 2 3 1 2 2 1 2 2 1 2 3 1 2 3 1 2 3 1 2 3 1 2 3 1 2 3 1 2 2 1 2 3 1 2 2 1 2 3 1 2 3 1 2 3 1 2 3 1 2 2 1 2 2 1 2 2 1 2 3 1 2 3 1 2 3 1 2 3 1 2 3 1 2 3 1 2 3 1 2 3 1 2 3 1 2 2 1 2 3 1 2 2 1 2 3 1 2 3 1 2 3 1 2 2 1 2 3 1 2 2 1 2 2 1 2 3 1 2 3 1 2 3 1 2 3 1 2 3 1 2 3 1 2 3 1 2 3 1 2 3 1 2 3 1 2 3 1 2 3 1 2 3 1 2 2 1 2 2 1 2 3 1 2 2 1 2 3 1 2 3 1 2 3 1 2 2 1 2 2 1 2 3 1 2 3 1 2 2 1 2 2 1 2 3 1 2 3 1 2 2 1 2 3 1 2 3 1 2 3 1 2 2 1 2 3 1 2 2 1 2 2 1 2 3 1 2 3 1 2 3 1 2 3 1 2 3 1 2 3 1 2 3 1 2 2 1 2 3</text:p>
      <text:p text:style-name="Standard"/>
      <text:p text:style-name="Standard"/>
      <text:p text:style-name="Standard"># name: responseTeste</text:p>
      <text:p text:style-name="Standard"># type: cell</text:p>
      <text:p text:style-name="Standard"># rows: 750</text:p>
      <text:p text:style-name="Standard"># columns: 1</text:p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1 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0</text:p>
      <text:p text:style-name="Standard"># columns: 0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<text:soft-page-break/># type: matrix</text:p>
      <text:p text:style-name="Standard"># rows: 1</text:p>
      <text:p text:style-name="Standard"># columns: 2</text:p>
      <text:p text:style-name="Standard"><text:s/>3 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3 1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3 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1 3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1 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<text:soft-page-break/># type: matrix</text:p>
      <text:p text:style-name="Standard"># rows: 1</text:p>
      <text:p text:style-name="Standard"># columns: 2</text:p>
      <text:p text:style-name="Standard"><text:s/>3 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3 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3 2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1 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3 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<text:soft-page-break/># columns: 2</text:p>
      <text:p text:style-name="Standard"><text:s/>3 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1 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3 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/>
      <text:p text:style-name="Standard"/>
      <text:p text:style-name="Standard"/>
      <text:p text:style-name="Standard"># name: rt2</text:p>
      <text:p text:style-name="Standard"># type: matrix</text:p>
      <text:p text:style-name="Standard"># rows: 750</text:p>
      <text:p text:style-name="Standard"># columns: 1</text:p>
      <text:p text:style-name="Standard"><text:s/>0.2938051223754883</text:p>
      <text:p text:style-name="Standard"><text:s/>0.2151479721069336</text:p>
      <text:p text:style-name="Standard"><text:s/>0.2372720241546631</text:p>
      <text:p text:style-name="Standard"><text:s/>0.2705199718475342</text:p>
      <text:p text:style-name="Standard"><text:s/>0.2554070949554443</text:p>
      <text:p text:style-name="Standard"><text:s/>0.1768741607666016</text:p>
      <text:p text:style-name="Standard"><text:s/>0.1986339092254639</text:p>
      <text:p text:style-name="Standard"><text:s/>0.1607730388641357</text:p>
      <text:p text:style-name="Standard"><text:s/>0.1600079536437988</text:p>
      <text:p text:style-name="Standard"><text:s/>0.2819490432739258</text:p>
      <text:p text:style-name="Standard"><text:s/>0.2983260154724121</text:p>
      <text:p text:style-name="Standard"><text:s/>0.137300968170166</text:p>
      <text:p text:style-name="Standard"><text:s/>0.1982169151306152</text:p>
      <text:p text:style-name="Standard"><text:s/>0.1924359798431396</text:p>
      <text:p text:style-name="Standard"><text:s/>0.1535511016845703</text:p>
      <text:p text:style-name="Standard"><text:s/>0.2929558753967285</text:p>
      <text:p text:style-name="Standard"><text:s/>0.08130502700805664</text:p>
      <text:p text:style-name="Standard"><text:s/>0.2034380435943604</text:p>
      <text:p text:style-name="Standard"><text:s/>0.1647520065307617</text:p>
      <text:p text:style-name="Standard"><text:s/>0.2450551986694336</text:p>
      <text:p text:style-name="Standard"><text:s/>0.1035640239715576</text:p>
      <text:p text:style-name="Standard"><text:s/>0.2273797988891602</text:p>
      <text:p text:style-name="Standard"><text:s/>0.3605968952178955</text:p>
      <text:p text:style-name="Standard"><text:s/>0.2287740707397461</text:p>
      <text:p text:style-name="Standard"><text:s/>0.3095839023590088</text:p>
      <text:p text:style-name="Standard"><text:s/>0.1980109214782715</text:p>
      <text:p text:style-name="Standard"><text:s/>0.3047139644622803</text:p>
      <text:p text:style-name="Standard"><text:s/>0.3155169486999512</text:p>
      <text:p text:style-name="Standard"><text:s/>0.1422951221466064</text:p>
      <text:p text:style-name="Standard"><text:s/>0.1274139881134033</text:p>
      <text:p text:style-name="Standard"><text:s/>0.1812899112701416</text:p>
      <text:p text:style-name="Standard"><text:s/>0.09214115142822266</text:p>
      <text:p text:style-name="Standard"><text:s/>0.181380033493042</text:p>
      <text:p text:style-name="Standard"><text:s/>0.2325088977813721</text:p>
      <text:p text:style-name="Standard"><text:s/>0.3832612037658691</text:p>
      <text:p text:style-name="Standard"><text:soft-page-break/><text:s/>0.1929030418395996</text:p>
      <text:p text:style-name="Standard"><text:s/>0.1760759353637695</text:p>
      <text:p text:style-name="Standard"><text:s/>0.1926188468933105</text:p>
      <text:p text:style-name="Standard"><text:s/>0.1370539665222168</text:p>
      <text:p text:style-name="Standard"><text:s/>0.332974910736084</text:p>
      <text:p text:style-name="Standard"><text:s/>0.1980669498443604</text:p>
      <text:p text:style-name="Standard"><text:s/>0.2100038528442383</text:p>
      <text:p text:style-name="Standard"><text:s/>0.2539329528808594</text:p>
      <text:p text:style-name="Standard"><text:s/>0.1260781288146973</text:p>
      <text:p text:style-name="Standard"><text:s/>0.1532950401306152</text:p>
      <text:p text:style-name="Standard"><text:s/>0.1200330257415771</text:p>
      <text:p text:style-name="Standard"><text:s/>0.06415510177612305</text:p>
      <text:p text:style-name="Standard"><text:s/>0.03709983825683594</text:p>
      <text:p text:style-name="Standard"><text:s/>0.1603860855102539</text:p>
      <text:p text:style-name="Standard"><text:s/>0.05315899848937988</text:p>
      <text:p text:style-name="Standard"><text:s/>0.153796911239624</text:p>
      <text:p text:style-name="Standard"><text:s/>0.2150309085845947</text:p>
      <text:p text:style-name="Standard"><text:s/>0.13680100440979</text:p>
      <text:p text:style-name="Standard"><text:s/>0.1201460361480713</text:p>
      <text:p text:style-name="Standard"><text:s/>0.3438520431518555</text:p>
      <text:p text:style-name="Standard"><text:s/>0.1031930446624756</text:p>
      <text:p text:style-name="Standard"><text:s/>0.1038670539855957</text:p>
      <text:p text:style-name="Standard"><text:s/>0.1813411712646484</text:p>
      <text:p text:style-name="Standard"><text:s/>1.060123920440674</text:p>
      <text:p text:style-name="Standard"><text:s/>0.4156861305236816</text:p>
      <text:p text:style-name="Standard"><text:s/>0.3935990333557129</text:p>
      <text:p text:style-name="Standard"><text:s/>0.2203860282897949</text:p>
      <text:p text:style-name="Standard"><text:s/>0.1264140605926514</text:p>
      <text:p text:style-name="Standard"><text:s/>0.3220407962799072</text:p>
      <text:p text:style-name="Standard"><text:s/>0.1039688587188721</text:p>
      <text:p text:style-name="Standard"><text:s/>0.2147111892700195</text:p>
      <text:p text:style-name="Standard"><text:s/>0.136584997177124</text:p>
      <text:p text:style-name="Standard"><text:s/>0.2154748439788818</text:p>
      <text:p text:style-name="Standard"><text:s/>0.09767293930053711</text:p>
      <text:p text:style-name="Standard"><text:s/>0.1924738883972168</text:p>
      <text:p text:style-name="Standard"><text:s/>0.06488800048828125</text:p>
      <text:p text:style-name="Standard"><text:s/>0.1711931228637695</text:p>
      <text:p text:style-name="Standard"><text:s/>0.1543710231781006</text:p>
      <text:p text:style-name="Standard"><text:s/>0.1647961139678955</text:p>
      <text:p text:style-name="Standard"><text:s/>0.0140068531036377</text:p>
      <text:p text:style-name="Standard"><text:s/>0.09391689300537109</text:p>
      <text:p text:style-name="Standard"><text:s/>0.08769392967224121</text:p>
      <text:p text:style-name="Standard"><text:s/>0.07642889022827148</text:p>
      <text:p text:style-name="Standard"><text:s/>0.1657519340515137</text:p>
      <text:p text:style-name="Standard"><text:s/>0.05887985229492188</text:p>
      <text:p text:style-name="Standard"><text:s/>0.1711211204528809</text:p>
      <text:p text:style-name="Standard"><text:s/>0.254755973815918</text:p>
      <text:p text:style-name="Standard"><text:s/>0.365772008895874</text:p>
      <text:p text:style-name="Standard"><text:s/>0.1283659934997559</text:p>
      <text:p text:style-name="Standard"><text:s/>0.1314010620117188</text:p>
      <text:p text:style-name="Standard"><text:s/>0.1095371246337891</text:p>
      <text:p text:style-name="Standard"><text:s/>0.1258780956268311</text:p>
      <text:p text:style-name="Standard"><text:soft-page-break/><text:s/>0.1985499858856201</text:p>
      <text:p text:style-name="Standard"><text:s/>0.03076386451721191</text:p>
      <text:p text:style-name="Standard"><text:s/>0.1428298950195312</text:p>
      <text:p text:style-name="Standard"><text:s/>0.214893102645874</text:p>
      <text:p text:style-name="Standard"><text:s/>0.2598848342895508</text:p>
      <text:p text:style-name="Standard"><text:s/>0.2722599506378174</text:p>
      <text:p text:style-name="Standard"><text:s/>0.1255950927734375</text:p>
      <text:p text:style-name="Standard"><text:s/>0.1985950469970703</text:p>
      <text:p text:style-name="Standard"><text:s/>0.125762939453125</text:p>
      <text:p text:style-name="Standard"><text:s/>0.0701601505279541</text:p>
      <text:p text:style-name="Standard"><text:s/>0.2273058891296387</text:p>
      <text:p text:style-name="Standard"><text:s/>0.1370558738708496</text:p>
      <text:p text:style-name="Standard"><text:s/>0.1707980632781982</text:p>
      <text:p text:style-name="Standard"><text:s/>0.05390000343322754</text:p>
      <text:p text:style-name="Standard"><text:s/>0.05857396125793457</text:p>
      <text:p text:style-name="Standard"><text:s/>0.1984989643096924</text:p>
      <text:p text:style-name="Standard"><text:s/>0.0200340747833252</text:p>
      <text:p text:style-name="Standard"><text:s/>0.1270701885223389</text:p>
      <text:p text:style-name="Standard"><text:s/>0.1193878650665283</text:p>
      <text:p text:style-name="Standard"><text:s/>0.3320550918579102</text:p>
      <text:p text:style-name="Standard"><text:s/>0.07552599906921387</text:p>
      <text:p text:style-name="Standard"><text:s/>0.1253650188446045</text:p>
      <text:p text:style-name="Standard"><text:s/>0.1311728954315186</text:p>
      <text:p text:style-name="Standard"><text:s/>0.3938648700714111</text:p>
      <text:p text:style-name="Standard"><text:s/>0.2036449909210205</text:p>
      <text:p text:style-name="Standard"><text:s/>0.03084802627563477</text:p>
      <text:p text:style-name="Standard"><text:s/>0.01998400688171387</text:p>
      <text:p text:style-name="Standard"><text:s/>0.1714529991149902</text:p>
      <text:p text:style-name="Standard"><text:s/>0.03134799003601074</text:p>
      <text:p text:style-name="Standard"><text:s/>0.01400113105773926</text:p>
      <text:p text:style-name="Standard"><text:s/>0.02498221397399902</text:p>
      <text:p text:style-name="Standard"><text:s/>0.03748106956481934</text:p>
      <text:p text:style-name="Standard"><text:s/>0.2372970581054688</text:p>
      <text:p text:style-name="Standard"><text:s/>0.3260648250579834</text:p>
      <text:p text:style-name="Standard"><text:s/>0.2146708965301514</text:p>
      <text:p text:style-name="Standard"><text:s/>0.2815570831298828</text:p>
      <text:p text:style-name="Standard"><text:s/>0.08653712272644043</text:p>
      <text:p text:style-name="Standard"><text:s/>0.1760308742523193</text:p>
      <text:p text:style-name="Standard"><text:s/>0.07659196853637695</text:p>
      <text:p text:style-name="Standard"><text:s/>0.07646894454956055</text:p>
      <text:p text:style-name="Standard"><text:s/>0.0544440746307373</text:p>
      <text:p text:style-name="Standard"><text:s/>0.04748702049255371</text:p>
      <text:p text:style-name="Standard"><text:s/>0.04753613471984863</text:p>
      <text:p text:style-name="Standard"><text:s/>0.03702116012573242</text:p>
      <text:p text:style-name="Standard"><text:s/>0.03721213340759277</text:p>
      <text:p text:style-name="Standard"><text:s/>0.1816339492797852</text:p>
      <text:p text:style-name="Standard"><text:s/>0.01970720291137695</text:p>
      <text:p text:style-name="Standard"><text:s/>0.05453610420227051</text:p>
      <text:p text:style-name="Standard"><text:s/>0.04751682281494141</text:p>
      <text:p text:style-name="Standard"><text:s/>2.124964952468872</text:p>
      <text:p text:style-name="Standard"><text:s/>1.657189130783081</text:p>
      <text:p text:style-name="Standard"><text:s/>0.1377348899841309</text:p>
      <text:p text:style-name="Standard"><text:soft-page-break/><text:s/>0.3164358139038086</text:p>
      <text:p text:style-name="Standard"><text:s/>0.2542428970336914</text:p>
      <text:p text:style-name="Standard"><text:s/>0.2099740505218506</text:p>
      <text:p text:style-name="Standard"><text:s/>0.4829261302947998</text:p>
      <text:p text:style-name="Standard"><text:s/>0.1653511524200439</text:p>
      <text:p text:style-name="Standard"><text:s/>0.326901912689209</text:p>
      <text:p text:style-name="Standard"><text:s/>0.1254589557647705</text:p>
      <text:p text:style-name="Standard"><text:s/>0.3325300216674805</text:p>
      <text:p text:style-name="Standard"><text:s/>0.2547659873962402</text:p>
      <text:p text:style-name="Standard"><text:s/>0.05309104919433594</text:p>
      <text:p text:style-name="Standard"><text:s/>0.1591131687164307</text:p>
      <text:p text:style-name="Standard"><text:s/>0.7678399085998535</text:p>
      <text:p text:style-name="Standard"><text:s/>0.1315209865570068</text:p>
      <text:p text:style-name="Standard"><text:s/>0.1540741920471191</text:p>
      <text:p text:style-name="Standard"><text:s/>0.1648390293121338</text:p>
      <text:p text:style-name="Standard"><text:s/>0.02646899223327637</text:p>
      <text:p text:style-name="Standard"><text:s/>1.661012172698975</text:p>
      <text:p text:style-name="Standard"><text:s/>0.1539959907531738</text:p>
      <text:p text:style-name="Standard"><text:s/>0.149385929107666</text:p>
      <text:p text:style-name="Standard"><text:s/>0.09204816818237305</text:p>
      <text:p text:style-name="Standard"><text:s/>0.1032159328460693</text:p>
      <text:p text:style-name="Standard"><text:s/>0.0474400520324707</text:p>
      <text:p text:style-name="Standard"><text:s/>1.366769075393677</text:p>
      <text:p text:style-name="Standard"><text:s/>0.1918430328369141</text:p>
      <text:p text:style-name="Standard"><text:s/>0.07548213005065918</text:p>
      <text:p text:style-name="Standard"><text:s/>0.03646421432495117</text:p>
      <text:p text:style-name="Standard"><text:s/>0.06960415840148926</text:p>
      <text:p text:style-name="Standard"><text:s/>0.03206014633178711</text:p>
      <text:p text:style-name="Standard"><text:s/>1.25819206237793</text:p>
      <text:p text:style-name="Standard"><text:s/>0.3262498378753662</text:p>
      <text:p text:style-name="Standard"><text:s/>0.1150548458099365</text:p>
      <text:p text:style-name="Standard"><text:s/>0.05317091941833496</text:p>
      <text:p text:style-name="Standard"><text:s/>0.0597691535949707</text:p>
      <text:p text:style-name="Standard"><text:s/>0.06411099433898926</text:p>
      <text:p text:style-name="Standard"><text:s/>1.252174854278564</text:p>
      <text:p text:style-name="Standard"><text:s/>0.131939172744751</text:p>
      <text:p text:style-name="Standard"><text:s/>0.03052592277526855</text:p>
      <text:p text:style-name="Standard"><text:s/>1.514427900314331</text:p>
      <text:p text:style-name="Standard"><text:s/>0.3989870548248291</text:p>
      <text:p text:style-name="Standard"><text:s/>0.1257059574127197</text:p>
      <text:p text:style-name="Standard"><text:s/>1.537659883499146</text:p>
      <text:p text:style-name="Standard"><text:s/>0.248399019241333</text:p>
      <text:p text:style-name="Standard"><text:s/>0.09300684928894043</text:p>
      <text:p text:style-name="Standard"><text:s/>0.03079009056091309</text:p>
      <text:p text:style-name="Standard"><text:s/>0.06424307823181152</text:p>
      <text:p text:style-name="Standard"><text:s/>0.1318471431732178</text:p>
      <text:p text:style-name="Standard"><text:s/>1.55191707611084</text:p>
      <text:p text:style-name="Standard"><text:s/>0.44392991065979</text:p>
      <text:p text:style-name="Standard"><text:s/>0.14274001121521</text:p>
      <text:p text:style-name="Standard"><text:s/>0</text:p>
      <text:p text:style-name="Standard"><text:s/>1.738509893417358</text:p>
      <text:p text:style-name="Standard"><text:s/>0.2209680080413818</text:p>
      <text:p text:style-name="Standard"><text:soft-page-break/><text:s/>0.3996531963348389</text:p>
      <text:p text:style-name="Standard"><text:s/>0.1258420944213867</text:p>
      <text:p text:style-name="Standard"><text:s/>0.1312649250030518</text:p>
      <text:p text:style-name="Standard"><text:s/>0.1273078918457031</text:p>
      <text:p text:style-name="Standard"><text:s/>0.1755828857421875</text:p>
      <text:p text:style-name="Standard"><text:s/>0.1030819416046143</text:p>
      <text:p text:style-name="Standard"><text:s/>1.058905124664307</text:p>
      <text:p text:style-name="Standard"><text:s/>0.2927219867706299</text:p>
      <text:p text:style-name="Standard"><text:s/>0.1868669986724854</text:p>
      <text:p text:style-name="Standard"><text:s/>1.281148910522461</text:p>
      <text:p text:style-name="Standard"><text:s/>0.2603552341461182</text:p>
      <text:p text:style-name="Standard"><text:s/>0.3551831245422363</text:p>
      <text:p text:style-name="Standard"><text:s/>0.2253260612487793</text:p>
      <text:p text:style-name="Standard"><text:s/>0.2536149024963379</text:p>
      <text:p text:style-name="Standard"><text:s/>0.142193078994751</text:p>
      <text:p text:style-name="Standard"><text:s/>0.08101105690002441</text:p>
      <text:p text:style-name="Standard"><text:s/>0.1588790416717529</text:p>
      <text:p text:style-name="Standard"><text:s/>0.3598380088806152</text:p>
      <text:p text:style-name="Standard"><text:s/>0.1365649700164795</text:p>
      <text:p text:style-name="Standard"><text:s/>0.1086881160736084</text:p>
      <text:p text:style-name="Standard"><text:s/>0.0641632080078125</text:p>
      <text:p text:style-name="Standard"><text:s/>0.01387906074523926</text:p>
      <text:p text:style-name="Standard"><text:s/>0.1658949851989746</text:p>
      <text:p text:style-name="Standard"><text:s/>1.196096181869507</text:p>
      <text:p text:style-name="Standard"><text:s/>0.04728603363037109</text:p>
      <text:p text:style-name="Standard"><text:s/>0.1324889659881592</text:p>
      <text:p text:style-name="Standard"><text:s/>0.06404805183410645</text:p>
      <text:p text:style-name="Standard"><text:s/>0.008359193801879883</text:p>
      <text:p text:style-name="Standard"><text:s/>0.08171510696411133</text:p>
      <text:p text:style-name="Standard"><text:s/>0.2720620632171631</text:p>
      <text:p text:style-name="Standard"><text:s/>0.1485400199890137</text:p>
      <text:p text:style-name="Standard"><text:s/>0.2426249980926514</text:p>
      <text:p text:style-name="Standard"><text:s/>0.1365070343017578</text:p>
      <text:p text:style-name="Standard"><text:s/>0.008286952972412109</text:p>
      <text:p text:style-name="Standard"><text:s/>0.2373011112213135</text:p>
      <text:p text:style-name="Standard"><text:s/>0.008391857147216797</text:p>
      <text:p text:style-name="Standard"><text:s/>1.319441795349121</text:p>
      <text:p text:style-name="Standard"><text:s/>0.1923930644989014</text:p>
      <text:p text:style-name="Standard"><text:s/>1.533867835998535</text:p>
      <text:p text:style-name="Standard"><text:s/>0.1370100975036621</text:p>
      <text:p text:style-name="Standard"><text:s/>0.1478638648986816</text:p>
      <text:p text:style-name="Standard"><text:s/>0.04176807403564453</text:p>
      <text:p text:style-name="Standard"><text:s/>0.9426219463348389</text:p>
      <text:p text:style-name="Standard"><text:s/>0.3894619941711426</text:p>
      <text:p text:style-name="Standard"><text:s/>0.3995299339294434</text:p>
      <text:p text:style-name="Standard"><text:s/>0.1995558738708496</text:p>
      <text:p text:style-name="Standard"><text:s/>0.05952596664428711</text:p>
      <text:p text:style-name="Standard"><text:s/>0.1426329612731934</text:p>
      <text:p text:style-name="Standard"><text:s/>0.06084489822387695</text:p>
      <text:p text:style-name="Standard"><text:s/>0.07027697563171387</text:p>
      <text:p text:style-name="Standard"><text:s/>1.221896886825562</text:p>
      <text:p text:style-name="Standard"><text:s/>0.08729791641235352</text:p>
      <text:p text:style-name="Standard"><text:soft-page-break/><text:s/>0.1093440055847168</text:p>
      <text:p text:style-name="Standard"><text:s/>0.1200108528137207</text:p>
      <text:p text:style-name="Standard"><text:s/>0.01484298706054688</text:p>
      <text:p text:style-name="Standard"><text:s/>0.05928492546081543</text:p>
      <text:p text:style-name="Standard"><text:s/>1.857338905334473</text:p>
      <text:p text:style-name="Standard"><text:s/>0.06387019157409668</text:p>
      <text:p text:style-name="Standard"><text:s/>0.1326589584350586</text:p>
      <text:p text:style-name="Standard"><text:s/>1.360282897949219</text:p>
      <text:p text:style-name="Standard"><text:s/>0.4442579746246338</text:p>
      <text:p text:style-name="Standard"><text:s/>1.084566116333008</text:p>
      <text:p text:style-name="Standard"><text:s/>0.3662259578704834</text:p>
      <text:p text:style-name="Standard"><text:s/>0.3163518905639648</text:p>
      <text:p text:style-name="Standard"><text:s/>0.1645560264587402</text:p>
      <text:p text:style-name="Standard"><text:s/>0.1145219802856445</text:p>
      <text:p text:style-name="Standard"><text:s/>1.528294801712036</text:p>
      <text:p text:style-name="Standard"><text:s/>0.1088910102844238</text:p>
      <text:p text:style-name="Standard"><text:s/>0.1367690563201904</text:p>
      <text:p text:style-name="Standard"><text:s/>0.08087992668151855</text:p>
      <text:p text:style-name="Standard"><text:s/>0.04740285873413086</text:p>
      <text:p text:style-name="Standard"><text:s/>0.08648419380187988</text:p>
      <text:p text:style-name="Standard"><text:s/>1.266174077987671</text:p>
      <text:p text:style-name="Standard"><text:s/>0.1199591159820557</text:p>
      <text:p text:style-name="Standard"><text:s/>0.09778380393981934</text:p>
      <text:p text:style-name="Standard"><text:s/>0.3287591934204102</text:p>
      <text:p text:style-name="Standard"><text:s/>0.05852198600769043</text:p>
      <text:p text:style-name="Standard"><text:s/>0.0486299991607666</text:p>
      <text:p text:style-name="Standard"><text:s/>1.110182046890259</text:p>
      <text:p text:style-name="Standard"><text:s/>0.05919289588928223</text:p>
      <text:p text:style-name="Standard"><text:s/>0.13661789894104</text:p>
      <text:p text:style-name="Standard"><text:s/>0.04172301292419434</text:p>
      <text:p text:style-name="Standard"><text:s/>0.1093990802764893</text:p>
      <text:p text:style-name="Standard"><text:s/>1.108875036239624</text:p>
      <text:p text:style-name="Standard"><text:s/>0.6971848011016846</text:p>
      <text:p text:style-name="Standard"><text:s/>0.3716058731079102</text:p>
      <text:p text:style-name="Standard"><text:s/>0.07698202133178711</text:p>
      <text:p text:style-name="Standard"><text:s/>0.1551158428192139</text:p>
      <text:p text:style-name="Standard"><text:s/>0.165233850479126</text:p>
      <text:p text:style-name="Standard"><text:s/>0.03064489364624023</text:p>
      <text:p text:style-name="Standard"><text:s/>0.2603719234466553</text:p>
      <text:p text:style-name="Standard"><text:s/>0.07000279426574707</text:p>
      <text:p text:style-name="Standard"><text:s/>1.412723779678345</text:p>
      <text:p text:style-name="Standard"><text:s/>0.1874890327453613</text:p>
      <text:p text:style-name="Standard"><text:s/>0.09205794334411621</text:p>
      <text:p text:style-name="Standard"><text:s/>0.0537409782409668</text:p>
      <text:p text:style-name="Standard"><text:s/>0.04186511039733887</text:p>
      <text:p text:style-name="Standard"><text:s/>0.01966691017150879</text:p>
      <text:p text:style-name="Standard"><text:s/>0.0809481143951416</text:p>
      <text:p text:style-name="Standard"><text:s/>0.01490998268127441</text:p>
      <text:p text:style-name="Standard"><text:s/>0.5385839939117432</text:p>
      <text:p text:style-name="Standard"><text:s/>0.01519203186035156</text:p>
      <text:p text:style-name="Standard"><text:s/>1.965472221374512</text:p>
      <text:p text:style-name="Standard"><text:s/>0.3432629108428955</text:p>
      <text:p text:style-name="Standard"><text:soft-page-break/><text:s/>0.1662540435791016</text:p>
      <text:p text:style-name="Standard"><text:s/>0.2424230575561523</text:p>
      <text:p text:style-name="Standard"><text:s/>0.3819899559020996</text:p>
      <text:p text:style-name="Standard"><text:s/>0.3156280517578125</text:p>
      <text:p text:style-name="Standard"><text:s/>0.1365489959716797</text:p>
      <text:p text:style-name="Standard"><text:s/>0.4003589153289795</text:p>
      <text:p text:style-name="Standard"><text:s/>0.08113789558410645</text:p>
      <text:p text:style-name="Standard"><text:s/>0.1481678485870361</text:p>
      <text:p text:style-name="Standard"><text:s/>0.159196138381958</text:p>
      <text:p text:style-name="Standard"><text:s/>0.01397299766540527</text:p>
      <text:p text:style-name="Standard"><text:s/>0.07025289535522461</text:p>
      <text:p text:style-name="Standard"><text:s/>0.1983168125152588</text:p>
      <text:p text:style-name="Standard"><text:s/>0.3021299839019775</text:p>
      <text:p text:style-name="Standard"><text:s/>0.3149869441986084</text:p>
      <text:p text:style-name="Standard"><text:s/>0.1644048690795898</text:p>
      <text:p text:style-name="Standard"><text:s/>0.04159307479858398</text:p>
      <text:p text:style-name="Standard"><text:s/>0.192918062210083</text:p>
      <text:p text:style-name="Standard"><text:s/>0.06978487968444824</text:p>
      <text:p text:style-name="Standard"><text:s/>0.02498102188110352</text:p>
      <text:p text:style-name="Standard"><text:s/>0.02511811256408691</text:p>
      <text:p text:style-name="Standard"><text:s/>0.08191680908203125</text:p>
      <text:p text:style-name="Standard"><text:s/>1.095832824707031</text:p>
      <text:p text:style-name="Standard"><text:s/>0.2312428951263428</text:p>
      <text:p text:style-name="Standard"><text:s/>0.05312204360961914</text:p>
      <text:p text:style-name="Standard"><text:s/>0.03174686431884766</text:p>
      <text:p text:style-name="Standard"><text:s/>0.01455187797546387</text:p>
      <text:p text:style-name="Standard"><text:s/>0.01384496688842773</text:p>
      <text:p text:style-name="Standard"><text:s/>1.202720880508423</text:p>
      <text:p text:style-name="Standard"><text:s/>0.04172897338867188</text:p>
      <text:p text:style-name="Standard"><text:s/>0.06009387969970703</text:p>
      <text:p text:style-name="Standard"><text:s/>0.2163078784942627</text:p>
      <text:p text:style-name="Standard"><text:s/>0.02509784698486328</text:p>
      <text:p text:style-name="Standard"><text:s/>0.06968784332275391</text:p>
      <text:p text:style-name="Standard"><text:s/>0.0191349983215332</text:p>
      <text:p text:style-name="Standard"><text:s/>0.02489686012268066</text:p>
      <text:p text:style-name="Standard"><text:s/>0.08112907409667969</text:p>
      <text:p text:style-name="Standard"><text:s/>0.1424601078033447</text:p>
      <text:p text:style-name="Standard"><text:s/>1.081707954406738</text:p>
      <text:p text:style-name="Standard"><text:s/>0.2491190433502197</text:p>
      <text:p text:style-name="Standard"><text:s/>0.03065705299377441</text:p>
      <text:p text:style-name="Standard"><text:s/>0.6281421184539795</text:p>
      <text:p text:style-name="Standard"><text:s/>0.2276990413665771</text:p>
      <text:p text:style-name="Standard"><text:s/>0.1648721694946289</text:p>
      <text:p text:style-name="Standard"><text:s/>0.0931861400604248</text:p>
      <text:p text:style-name="Standard"><text:s/>0.1757400035858154</text:p>
      <text:p text:style-name="Standard"><text:s/>0.04731583595275879</text:p>
      <text:p text:style-name="Standard"><text:s/>0.1365921497344971</text:p>
      <text:p text:style-name="Standard"><text:s/>0.08651590347290039</text:p>
      <text:p text:style-name="Standard"><text:s/>0.04789209365844727</text:p>
      <text:p text:style-name="Standard"><text:s/>0.175908088684082</text:p>
      <text:p text:style-name="Standard"><text:s/>0.0432431697845459</text:p>
      <text:p text:style-name="Standard"><text:s/>0.04213714599609375</text:p>
      <text:p text:style-name="Standard"><text:soft-page-break/><text:s/>0.4963598251342773</text:p>
      <text:p text:style-name="Standard"><text:s/>0.232982873916626</text:p>
      <text:p text:style-name="Standard"><text:s/>0.1814610958099365</text:p>
      <text:p text:style-name="Standard"><text:s/>0.1980149745941162</text:p>
      <text:p text:style-name="Standard"><text:s/>0.3821661472320557</text:p>
      <text:p text:style-name="Standard"><text:s/>0.008335113525390625</text:p>
      <text:p text:style-name="Standard"><text:s/>0.1755340099334717</text:p>
      <text:p text:style-name="Standard"><text:s/>0.03053593635559082</text:p>
      <text:p text:style-name="Standard"><text:s/>0.01423311233520508</text:p>
      <text:p text:style-name="Standard"><text:s/>0.05331110954284668</text:p>
      <text:p text:style-name="Standard"><text:s/>1.052477836608887</text:p>
      <text:p text:style-name="Standard"><text:s/>1.352514028549194</text:p>
      <text:p text:style-name="Standard"><text:s/>0.2146618366241455</text:p>
      <text:p text:style-name="Standard"><text:s/>0.1541659832000732</text:p>
      <text:p text:style-name="Standard"><text:s/>0.0305020809173584</text:p>
      <text:p text:style-name="Standard"><text:s/>0.103132963180542</text:p>
      <text:p text:style-name="Standard"><text:s/>0.03620696067810059</text:p>
      <text:p text:style-name="Standard"><text:s/>1.318818092346191</text:p>
      <text:p text:style-name="Standard"><text:s/>0.164762020111084</text:p>
      <text:p text:style-name="Standard"><text:s/>0.06968593597412109</text:p>
      <text:p text:style-name="Standard"><text:s/>1.106908082962036</text:p>
      <text:p text:style-name="Standard"><text:s/>0.4909300804138184</text:p>
      <text:p text:style-name="Standard"><text:s/>0.4844970703125</text:p>
      <text:p text:style-name="Standard"><text:s/>0.2482140064239502</text:p>
      <text:p text:style-name="Standard"><text:s/>0.1925601959228516</text:p>
      <text:p text:style-name="Standard"><text:s/>0.03598713874816895</text:p>
      <text:p text:style-name="Standard"><text:s/>0.04736495018005371</text:p>
      <text:p text:style-name="Standard"><text:s/>1.280389070510864</text:p>
      <text:p text:style-name="Standard"><text:s/>0.09190797805786133</text:p>
      <text:p text:style-name="Standard"><text:s/>0.08640599250793457</text:p>
      <text:p text:style-name="Standard"><text:s/>0.1923820972442627</text:p>
      <text:p text:style-name="Standard"><text:s/>0.08628606796264648</text:p>
      <text:p text:style-name="Standard"><text:s/>0.01377010345458984</text:p>
      <text:p text:style-name="Standard"><text:s/>0.01997613906860352</text:p>
      <text:p text:style-name="Standard"><text:s/>0.3429591655731201</text:p>
      <text:p text:style-name="Standard"><text:s/>0.1491110324859619</text:p>
      <text:p text:style-name="Standard"><text:s/>0.108734130859375</text:p>
      <text:p text:style-name="Standard"><text:s/>0.1365678310394287</text:p>
      <text:p text:style-name="Standard"><text:s/>0.2046291828155518</text:p>
      <text:p text:style-name="Standard"><text:s/>0.125356912612915</text:p>
      <text:p text:style-name="Standard"><text:s/>0.03065800666809082</text:p>
      <text:p text:style-name="Standard"><text:s/>0.2202000617980957</text:p>
      <text:p text:style-name="Standard"><text:s/>0.05337786674499512</text:p>
      <text:p text:style-name="Standard"><text:s/>0.03613710403442383</text:p>
      <text:p text:style-name="Standard"><text:s/>0.07638287544250488</text:p>
      <text:p text:style-name="Standard"><text:s/>0.03113484382629395</text:p>
      <text:p text:style-name="Standard"><text:s/>0.01382708549499512</text:p>
      <text:p text:style-name="Standard"><text:s/>0.0138239860534668</text:p>
      <text:p text:style-name="Standard"><text:s/>0.03174901008605957</text:p>
      <text:p text:style-name="Standard"><text:s/>0.05333900451660156</text:p>
      <text:p text:style-name="Standard"><text:s/>0.9649720191955566</text:p>
      <text:p text:style-name="Standard"><text:s/>0.9543139934539795</text:p>
      <text:p text:style-name="Standard"><text:soft-page-break/><text:s/>0.08054590225219727</text:p>
      <text:p text:style-name="Standard"><text:s/>1.046043157577515</text:p>
      <text:p text:style-name="Standard"><text:s/>0.1821048259735107</text:p>
      <text:p text:style-name="Standard"><text:s/>0.337270975112915</text:p>
      <text:p text:style-name="Standard"><text:s/>0.2311921119689941</text:p>
      <text:p text:style-name="Standard"><text:s/>0.1657078266143799</text:p>
      <text:p text:style-name="Standard"><text:s/>0.0808110237121582</text:p>
      <text:p text:style-name="Standard"><text:s/>0.05315494537353516</text:p>
      <text:p text:style-name="Standard"><text:s/>0.08084702491760254</text:p>
      <text:p text:style-name="Standard"><text:s/>0.0305321216583252</text:p>
      <text:p text:style-name="Standard"><text:s/>0.08784103393554688</text:p>
      <text:p text:style-name="Standard"><text:s/>0.4714100360870361</text:p>
      <text:p text:style-name="Standard"><text:s/>0.1755070686340332</text:p>
      <text:p text:style-name="Standard"><text:s/>0.09788799285888672</text:p>
      <text:p text:style-name="Standard"><text:s/>0.1253459453582764</text:p>
      <text:p text:style-name="Standard"><text:s/>0.5381119251251221</text:p>
      <text:p text:style-name="Standard"><text:s/>0.1980628967285156</text:p>
      <text:p text:style-name="Standard"><text:s/>0.1477930545806885</text:p>
      <text:p text:style-name="Standard"><text:s/>0.06026601791381836</text:p>
      <text:p text:style-name="Standard"><text:s/>1.197727918624878</text:p>
      <text:p text:style-name="Standard"><text:s/>0.254518985748291</text:p>
      <text:p text:style-name="Standard"><text:s/>0.01966595649719238</text:p>
      <text:p text:style-name="Standard"><text:s/>0.04755187034606934</text:p>
      <text:p text:style-name="Standard"><text:s/>0.1705901622772217</text:p>
      <text:p text:style-name="Standard"><text:s/>0.08261513710021973</text:p>
      <text:p text:style-name="Standard"><text:s/>1.143699169158936</text:p>
      <text:p text:style-name="Standard"><text:s/>0.1434841156005859</text:p>
      <text:p text:style-name="Standard"><text:s/>0.01365518569946289</text:p>
      <text:p text:style-name="Standard"><text:s/>1.186305046081543</text:p>
      <text:p text:style-name="Standard"><text:s/>0.05508089065551758</text:p>
      <text:p text:style-name="Standard"><text:s/>0.1924200057983398</text:p>
      <text:p text:style-name="Standard"><text:s/>1.103338956832886</text:p>
      <text:p text:style-name="Standard"><text:s/>0.3374159336090088</text:p>
      <text:p text:style-name="Standard"><text:s/>0.1030118465423584</text:p>
      <text:p text:style-name="Standard"><text:s/>0.2092921733856201</text:p>
      <text:p text:style-name="Standard"><text:s/>0.08668708801269531</text:p>
      <text:p text:style-name="Standard"><text:s/>0.0305168628692627</text:p>
      <text:p text:style-name="Standard"><text:s/>0.0139310359954834</text:p>
      <text:p text:style-name="Standard"><text:s/>0.2069318294525146</text:p>
      <text:p text:style-name="Standard"><text:s/>0.2984421253204346</text:p>
      <text:p text:style-name="Standard"><text:s/>0.1595759391784668</text:p>
      <text:p text:style-name="Standard"><text:s/>0.1700730323791504</text:p>
      <text:p text:style-name="Standard"><text:s/>0.103269100189209</text:p>
      <text:p text:style-name="Standard"><text:s/>2.235201835632324</text:p>
      <text:p text:style-name="Standard"><text:s/>0.1308748722076416</text:p>
      <text:p text:style-name="Standard"><text:s/>0.09757804870605469</text:p>
      <text:p text:style-name="Standard"><text:s/>0.1875817775726318</text:p>
      <text:p text:style-name="Standard"><text:s/>0.1424460411071777</text:p>
      <text:p text:style-name="Standard"><text:s/>0.03664898872375488</text:p>
      <text:p text:style-name="Standard"><text:s/>0.04158997535705566</text:p>
      <text:p text:style-name="Standard"><text:s/>0.1095378398895264</text:p>
      <text:p text:style-name="Standard"><text:s/>0.1982779502868652</text:p>
      <text:p text:style-name="Standard"><text:soft-page-break/><text:s/>0.008512973785400391</text:p>
      <text:p text:style-name="Standard"><text:s/>0.07600784301757812</text:p>
      <text:p text:style-name="Standard"><text:s/>0.1426658630371094</text:p>
      <text:p text:style-name="Standard"><text:s/>1.194849014282227</text:p>
      <text:p text:style-name="Standard"><text:s/>0.2320420742034912</text:p>
      <text:p text:style-name="Standard"><text:s/>0.05866503715515137</text:p>
      <text:p text:style-name="Standard"><text:s/>0.01404213905334473</text:p>
      <text:p text:style-name="Standard"><text:s/>0.1037919521331787</text:p>
      <text:p text:style-name="Standard"><text:s/>0.03762316703796387</text:p>
      <text:p text:style-name="Standard"><text:s/>1.535589933395386</text:p>
      <text:p text:style-name="Standard"><text:s/>0.1366028785705566</text:p>
      <text:p text:style-name="Standard"><text:s/>0.2480618953704834</text:p>
      <text:p text:style-name="Standard"><text:s/>0.02016091346740723</text:p>
      <text:p text:style-name="Standard"><text:s/>0.03103303909301758</text:p>
      <text:p text:style-name="Standard"><text:s/>1.279914140701294</text:p>
      <text:p text:style-name="Standard"><text:s/>0.1147871017456055</text:p>
      <text:p text:style-name="Standard"><text:s/>0.08103609085083008</text:p>
      <text:p text:style-name="Standard"><text:s/>0.009866952896118164</text:p>
      <text:p text:style-name="Standard"><text:s/>0.08656787872314453</text:p>
      <text:p text:style-name="Standard"><text:s/>0.0696721076965332</text:p>
      <text:p text:style-name="Standard"><text:s/>0.008980989456176758</text:p>
      <text:p text:style-name="Standard"><text:s/>0.09751701354980469</text:p>
      <text:p text:style-name="Standard"><text:s/>0.07522392272949219</text:p>
      <text:p text:style-name="Standard"><text:s/>0.03098106384277344</text:p>
      <text:p text:style-name="Standard"><text:s/>1.107226133346558</text:p>
      <text:p text:style-name="Standard"><text:s/>0.04756903648376465</text:p>
      <text:p text:style-name="Standard"><text:s/>0.0257880687713623</text:p>
      <text:p text:style-name="Standard"><text:s/>1.142974853515625</text:p>
      <text:p text:style-name="Standard"><text:s/>0.2990231513977051</text:p>
      <text:p text:style-name="Standard"><text:s/>0.3723869323730469</text:p>
      <text:p text:style-name="Standard"><text:s/>0.1201190948486328</text:p>
      <text:p text:style-name="Standard"><text:s/>0.5197288990020752</text:p>
      <text:p text:style-name="Standard"><text:s/>0.1657450199127197</text:p>
      <text:p text:style-name="Standard"><text:s/>0.1589550971984863</text:p>
      <text:p text:style-name="Standard"><text:s/>0.3048150539398193</text:p>
      <text:p text:style-name="Standard"><text:s/>0.05289196968078613</text:p>
      <text:p text:style-name="Standard"><text:s/>0.09307217597961426</text:p>
      <text:p text:style-name="Standard"><text:s/>0.103179931640625</text:p>
      <text:p text:style-name="Standard"><text:s/>0.1925280094146729</text:p>
      <text:p text:style-name="Standard"><text:s/>0.126190185546875</text:p>
      <text:p text:style-name="Standard"><text:s/>0.04782795906066895</text:p>
      <text:p text:style-name="Standard"><text:s/>1.069345951080322</text:p>
      <text:p text:style-name="Standard"><text:s/>1.215814828872681</text:p>
      <text:p text:style-name="Standard"><text:s/>0.3873391151428223</text:p>
      <text:p text:style-name="Standard"><text:s/>0.4761598110198975</text:p>
      <text:p text:style-name="Standard"><text:s/>0.3271698951721191</text:p>
      <text:p text:style-name="Standard"><text:s/>0.04745697975158691</text:p>
      <text:p text:style-name="Standard"><text:s/>0.1310079097747803</text:p>
      <text:p text:style-name="Standard"><text:s/>0.01510000228881836</text:p>
      <text:p text:style-name="Standard"><text:s/>0.03249382972717285</text:p>
      <text:p text:style-name="Standard"><text:s/>0.03612303733825684</text:p>
      <text:p text:style-name="Standard"><text:s/>0.03620100021362305</text:p>
      <text:p text:style-name="Standard"><text:soft-page-break/><text:s/>0.05320000648498535</text:p>
      <text:p text:style-name="Standard"><text:s/>1.093307971954346</text:p>
      <text:p text:style-name="Standard"><text:s/>0.1256778240203857</text:p>
      <text:p text:style-name="Standard"><text:s/>0.171205997467041</text:p>
      <text:p text:style-name="Standard"><text:s/>0.09321403503417969</text:p>
      <text:p text:style-name="Standard"><text:s/>0.06965494155883789</text:p>
      <text:p text:style-name="Standard"><text:s/>0.1032969951629639</text:p>
      <text:p text:style-name="Standard"><text:s/>0.1086990833282471</text:p>
      <text:p text:style-name="Standard"><text:s/>0.2202689647674561</text:p>
      <text:p text:style-name="Standard"><text:s/>0.1763560771942139</text:p>
      <text:p text:style-name="Standard"><text:s/>0.03632783889770508</text:p>
      <text:p text:style-name="Standard"><text:s/>1.881043910980225</text:p>
      <text:p text:style-name="Standard"><text:s/>0.1143879890441895</text:p>
      <text:p text:style-name="Standard"><text:s/>0.108698844909668</text:p>
      <text:p text:style-name="Standard"><text:s/>0.03712010383605957</text:p>
      <text:p text:style-name="Standard"><text:s/>0.02006697654724121</text:p>
      <text:p text:style-name="Standard"><text:s/>0.01970887184143066</text:p>
      <text:p text:style-name="Standard"><text:s/>1.571058988571167</text:p>
      <text:p text:style-name="Standard"><text:s/>0.0923159122467041</text:p>
      <text:p text:style-name="Standard"><text:s/>0.01404380798339844</text:p>
      <text:p text:style-name="Standard"><text:s/>0.1033618450164795</text:p>
      <text:p text:style-name="Standard"><text:s/>0.09793186187744141</text:p>
      <text:p text:style-name="Standard"><text:s/>0.06401586532592773</text:p>
      <text:p text:style-name="Standard"><text:s/>0.02626395225524902</text:p>
      <text:p text:style-name="Standard"><text:s/>1.277026891708374</text:p>
      <text:p text:style-name="Standard"><text:s/>0.05294203758239746</text:p>
      <text:p text:style-name="Standard"><text:s/>1.168806076049805</text:p>
      <text:p text:style-name="Standard"><text:s/>0.1894021034240723</text:p>
      <text:p text:style-name="Standard"><text:s/>0.2544889450073242</text:p>
      <text:p text:style-name="Standard"><text:s/>0.01959609985351562</text:p>
      <text:p text:style-name="Standard"><text:s/>0.1258080005645752</text:p>
      <text:p text:style-name="Standard"><text:s/>0.03633594512939453</text:p>
      <text:p text:style-name="Standard"><text:s/>0.03631711006164551</text:p>
      <text:p text:style-name="Standard"><text:s/>0.1089539527893066</text:p>
      <text:p text:style-name="Standard"><text:s/>0.1817469596862793</text:p>
      <text:p text:style-name="Standard"><text:s/>0.04742193222045898</text:p>
      <text:p text:style-name="Standard"><text:s/>0.1430461406707764</text:p>
      <text:p text:style-name="Standard"><text:s/>0.04758191108703613</text:p>
      <text:p text:style-name="Standard"><text:s/>0.04750299453735352</text:p>
      <text:p text:style-name="Standard"><text:s/>0.1031241416931152</text:p>
      <text:p text:style-name="Standard"><text:s/>0.08195185661315918</text:p>
      <text:p text:style-name="Standard"><text:s/>0.0701138973236084</text:p>
      <text:p text:style-name="Standard"><text:s/>0.119520902633667</text:p>
      <text:p text:style-name="Standard"><text:s/>0.2051098346710205</text:p>
      <text:p text:style-name="Standard"><text:s/>0.0473179817199707</text:p>
      <text:p text:style-name="Standard"><text:s/>0.03060197830200195</text:p>
      <text:p text:style-name="Standard"><text:s/>0.08077597618103027</text:p>
      <text:p text:style-name="Standard"><text:s/>1.07944393157959</text:p>
      <text:p text:style-name="Standard"><text:s/>0.3820228576660156</text:p>
      <text:p text:style-name="Standard"><text:s/>0.1644830703735352</text:p>
      <text:p text:style-name="Standard"><text:s/>0.0706031322479248</text:p>
      <text:p text:style-name="Standard"><text:s/>0.147784948348999</text:p>
      <text:p text:style-name="Standard"><text:soft-page-break/><text:s/>0.2090928554534912</text:p>
      <text:p text:style-name="Standard"><text:s/>0.1036579608917236</text:p>
      <text:p text:style-name="Standard"><text:s/>0.3628339767456055</text:p>
      <text:p text:style-name="Standard"><text:s/>0.1775820255279541</text:p>
      <text:p text:style-name="Standard"><text:s/>0.06402897834777832</text:p>
      <text:p text:style-name="Standard"><text:s/>0.2259948253631592</text:p>
      <text:p text:style-name="Standard"><text:s/>1.04259991645813</text:p>
      <text:p text:style-name="Standard"><text:s/>0.08692097663879395</text:p>
      <text:p text:style-name="Standard"><text:s/>0.05637693405151367</text:p>
      <text:p text:style-name="Standard"><text:s/>0.02035903930664062</text:p>
      <text:p text:style-name="Standard"><text:s/>1.159548997879028</text:p>
      <text:p text:style-name="Standard"><text:s/>0.103477954864502</text:p>
      <text:p text:style-name="Standard"><text:s/>0.08684492111206055</text:p>
      <text:p text:style-name="Standard"><text:s/>0.8627078533172607</text:p>
      <text:p text:style-name="Standard"><text:s/>0.01949501037597656</text:p>
      <text:p text:style-name="Standard"><text:s/>0.09189605712890625</text:p>
      <text:p text:style-name="Standard"><text:s/>0.2429540157318115</text:p>
      <text:p text:style-name="Standard"><text:s/>0.1368808746337891</text:p>
      <text:p text:style-name="Standard"><text:s/>0.1534280776977539</text:p>
      <text:p text:style-name="Standard"><text:s/>0.08080792427062988</text:p>
      <text:p text:style-name="Standard"><text:s/>0.1199002265930176</text:p>
      <text:p text:style-name="Standard"><text:s/>0.148967981338501</text:p>
      <text:p text:style-name="Standard"><text:s/>0.07572484016418457</text:p>
      <text:p text:style-name="Standard"><text:s/>0.1033639907836914</text:p>
      <text:p text:style-name="Standard"><text:s/>0.06973600387573242</text:p>
      <text:p text:style-name="Standard"><text:s/>1.03653883934021</text:p>
      <text:p text:style-name="Standard"><text:s/>0.03064703941345215</text:p>
      <text:p text:style-name="Standard"><text:s/>0.09755301475524902</text:p>
      <text:p text:style-name="Standard"><text:s/>1.147826194763184</text:p>
      <text:p text:style-name="Standard"><text:s/>0.06072187423706055</text:p>
      <text:p text:style-name="Standard"><text:s/>0.1760561466217041</text:p>
      <text:p text:style-name="Standard"><text:s/>0.07534503936767578</text:p>
      <text:p text:style-name="Standard"><text:s/>0.2147500514984131</text:p>
      <text:p text:style-name="Standard"><text:s/>0.1086289882659912</text:p>
      <text:p text:style-name="Standard"><text:s/>0.03667688369750977</text:p>
      <text:p text:style-name="Standard"><text:s/>0.2603371143341064</text:p>
      <text:p text:style-name="Standard"><text:s/>0.07018494606018066</text:p>
      <text:p text:style-name="Standard"><text:s/>0.04190206527709961</text:p>
      <text:p text:style-name="Standard"><text:s/>0.06471896171569824</text:p>
      <text:p text:style-name="Standard"><text:s/>0.06977391242980957</text:p>
      <text:p text:style-name="Standard"><text:s/>0.1559348106384277</text:p>
      <text:p text:style-name="Standard"><text:s/>0.1430931091308594</text:p>
      <text:p text:style-name="Standard"><text:s/>0.01965522766113281</text:p>
      <text:p text:style-name="Standard"><text:s/>1.091788053512573</text:p>
      <text:p text:style-name="Standard"><text:s/>0.288646936416626</text:p>
      <text:p text:style-name="Standard"><text:s/>0.1715919971466064</text:p>
      <text:p text:style-name="Standard"><text:s/>0.01433086395263672</text:p>
      <text:p text:style-name="Standard"><text:s/>0.08109712600708008</text:p>
      <text:p text:style-name="Standard"><text:s/>0.1554281711578369</text:p>
      <text:p text:style-name="Standard"><text:s/>0.05300092697143555</text:p>
      <text:p text:style-name="Standard"><text:s/>0.119830846786499</text:p>
      <text:p text:style-name="Standard"><text:s/>0.187114953994751</text:p>
      <text:p text:style-name="Standard"><text:soft-page-break/><text:s/>0.1661460399627686</text:p>
      <text:p text:style-name="Standard"><text:s/>0.1434531211853027</text:p>
      <text:p text:style-name="Standard"><text:s/>0.09197497367858887</text:p>
      <text:p text:style-name="Standard"><text:s/>0.1423249244689941</text:p>
      <text:p text:style-name="Standard"><text:s/>0.06962895393371582</text:p>
      <text:p text:style-name="Standard"><text:s/>0.1867868900299072</text:p>
      <text:p text:style-name="Standard"><text:s/>0.270287036895752</text:p>
      <text:p text:style-name="Standard"><text:s/>0.1421329975128174</text:p>
      <text:p text:style-name="Standard"><text:s/>0.1984889507293701</text:p>
      <text:p text:style-name="Standard"><text:s/>0.09772920608520508</text:p>
      <text:p text:style-name="Standard"><text:s/>0.1759510040283203</text:p>
      <text:p text:style-name="Standard"><text:s/>0.1652519702911377</text:p>
      <text:p text:style-name="Standard"><text:s/>0.09219813346862793</text:p>
      <text:p text:style-name="Standard"><text:s/>0.2875270843505859</text:p>
      <text:p text:style-name="Standard"><text:s/>0.1872661113739014</text:p>
      <text:p text:style-name="Standard"><text:s/>0.1887810230255127</text:p>
      <text:p text:style-name="Standard"><text:s/>0.1438899040222168</text:p>
      <text:p text:style-name="Standard"><text:s/>0.1218311786651611</text:p>
      <text:p text:style-name="Standard"><text:s/>0.1815230846405029</text:p>
      <text:p text:style-name="Standard"><text:s/>0.1254978179931641</text:p>
      <text:p text:style-name="Standard"><text:s/>0.1765599250793457</text:p>
      <text:p text:style-name="Standard"><text:s/>0.09292197227478027</text:p>
      <text:p text:style-name="Standard"><text:s/>0.1312119960784912</text:p>
      <text:p text:style-name="Standard"><text:s/>0.1552298069000244</text:p>
      <text:p text:style-name="Standard"><text:s/>0.01503086090087891</text:p>
      <text:p text:style-name="Standard"><text:s/>0.1311941146850586</text:p>
      <text:p text:style-name="Standard"><text:s/>0.07537102699279785</text:p>
      <text:p text:style-name="Standard"><text:s/>0.1480419635772705</text:p>
      <text:p text:style-name="Standard"><text:s/>0.119966983795166</text:p>
      <text:p text:style-name="Standard"><text:s/>0.08664917945861816</text:p>
      <text:p text:style-name="Standard"><text:s/>0.09776496887207031</text:p>
      <text:p text:style-name="Standard"><text:s/>0.1435058116912842</text:p>
      <text:p text:style-name="Standard"><text:s/>0.07553696632385254</text:p>
      <text:p text:style-name="Standard"><text:s/>0.1944980621337891</text:p>
      <text:p text:style-name="Standard"><text:s/>0.115786075592041</text:p>
      <text:p text:style-name="Standard"><text:s/>0.1654059886932373</text:p>
      <text:p text:style-name="Standard"><text:s/>0.1818299293518066</text:p>
      <text:p text:style-name="Standard"><text:s/>0.1276051998138428</text:p>
      <text:p text:style-name="Standard"><text:s/>0.1550509929656982</text:p>
      <text:p text:style-name="Standard"><text:s/>0.06985306739807129</text:p>
      <text:p text:style-name="Standard"><text:s/>0.06983399391174316</text:p>
      <text:p text:style-name="Standard"><text:s/>0.2038850784301758</text:p>
      <text:p text:style-name="Standard"><text:s/>0.09782910346984863</text:p>
      <text:p text:style-name="Standard"><text:s/>0.1203091144561768</text:p>
      <text:p text:style-name="Standard"><text:s/>0.1425521373748779</text:p>
      <text:p text:style-name="Standard"><text:s/>0.2151029109954834</text:p>
      <text:p text:style-name="Standard"><text:s/>0.08103609085083008</text:p>
      <text:p text:style-name="Standard"><text:s/>0.204207181930542</text:p>
      <text:p text:style-name="Standard"><text:s/>0.08676815032958984</text:p>
      <text:p text:style-name="Standard"><text:s/>0.1594030857086182</text:p>
      <text:p text:style-name="Standard"><text:s/>0.1540708541870117</text:p>
      <text:p text:style-name="Standard"><text:s/>0.09792709350585938</text:p>
      <text:p text:style-name="Standard"><text:soft-page-break/><text:s/>0.154109001159668</text:p>
      <text:p text:style-name="Standard"><text:s/>0.2766990661621094</text:p>
      <text:p text:style-name="Standard"><text:s/>0.09252285957336426</text:p>
      <text:p text:style-name="Standard"><text:s/>0.127234935760498</text:p>
      <text:p text:style-name="Standard"><text:s/>0.10447096824646</text:p>
      <text:p text:style-name="Standard"><text:s/>0.1653060913085938</text:p>
      <text:p text:style-name="Standard"><text:s/>0.2374358177185059</text:p>
      <text:p text:style-name="Standard"><text:s/>0.3903379440307617</text:p>
      <text:p text:style-name="Standard"><text:s/>0.1484019756317139</text:p>
      <text:p text:style-name="Standard"><text:s/>0.1479918956756592</text:p>
      <text:p text:style-name="Standard"><text:s/>0.03636503219604492</text:p>
      <text:p text:style-name="Standard"><text:s/>0.1423439979553223</text:p>
      <text:p text:style-name="Standard"><text:s/>0.1593878269195557</text:p>
      <text:p text:style-name="Standard"><text:s/>0.1612420082092285</text:p>
      <text:p text:style-name="Standard"><text:s/>0.1147341728210449</text:p>
      <text:p text:style-name="Standard"><text:s/>0.1146578788757324</text:p>
      <text:p text:style-name="Standard"><text:s/>0.0978240966796875</text:p>
      <text:p text:style-name="Standard"><text:s/>0.1313731670379639</text:p>
      <text:p text:style-name="Standard"><text:s/>0.1089050769805908</text:p>
      <text:p text:style-name="Standard"><text:s/>0.6373691558837891</text:p>
      <text:p text:style-name="Standard"><text:s/>0.2441880702972412</text:p>
      <text:p text:style-name="Standard"><text:s/>0.1709349155426025</text:p>
      <text:p text:style-name="Standard"><text:s/>0.09810304641723633</text:p>
      <text:p text:style-name="Standard"><text:s/>0.04192399978637695</text:p>
      <text:p text:style-name="Standard"><text:s/>0.1599490642547607</text:p>
      <text:p text:style-name="Standard"><text:s/>0.06406712532043457</text:p>
      <text:p text:style-name="Standard"><text:s/>0.09218788146972656</text:p>
      <text:p text:style-name="Standard"><text:s/>0.04747700691223145</text:p>
      <text:p text:style-name="Standard"><text:s/>0.03632593154907227</text:p>
      <text:p text:style-name="Standard"><text:s/>0.1367499828338623</text:p>
      <text:p text:style-name="Standard"><text:s/>0.1871891021728516</text:p>
      <text:p text:style-name="Standard"><text:s/>0.1369659900665283</text:p>
      <text:p text:style-name="Standard"><text:s/>0.1089560985565186</text:p>
      <text:p text:style-name="Standard"><text:s/>0.05309009552001953</text:p>
      <text:p text:style-name="Standard"><text:s/>0.1871812343597412</text:p>
      <text:p text:style-name="Standard"><text:s/>0.1260440349578857</text:p>
      <text:p text:style-name="Standard"><text:s/>0.2870268821716309</text:p>
      <text:p text:style-name="Standard"><text:s/>0.15907883644104</text:p>
      <text:p text:style-name="Standard"><text:s/>0.1927831172943115</text:p>
      <text:p text:style-name="Standard"><text:s/>0.1599140167236328</text:p>
      <text:p text:style-name="Standard"><text:s/>0.1759798526763916</text:p>
      <text:p text:style-name="Standard"><text:s/>0.1035909652709961</text:p>
      <text:p text:style-name="Standard"><text:s/>0.1648480892181396</text:p>
      <text:p text:style-name="Standard"><text:s/>0.1426370143890381</text:p>
      <text:p text:style-name="Standard"><text:s/>0.120434045791626</text:p>
      <text:p text:style-name="Standard"><text:s/>0.1494810581207275</text:p>
      <text:p text:style-name="Standard"><text:s/>0.2102899551391602</text:p>
      <text:p text:style-name="Standard"><text:s/>0.05980706214904785</text:p>
      <text:p text:style-name="Standard"><text:s/>0.1325809955596924</text:p>
      <text:p text:style-name="Standard"><text:s/>0.0754551887512207</text:p>
      <text:p text:style-name="Standard"><text:s/>0.1424269676208496</text:p>
      <text:p text:style-name="Standard"><text:s/>0.09346485137939453</text:p>
      <text:p text:style-name="Standard"><text:soft-page-break/><text:s/>0.1146159172058105</text:p>
      <text:p text:style-name="Standard"><text:s/>0.1316328048706055</text:p>
      <text:p text:style-name="Standard"><text:s/>0.1254470348358154</text:p>
      <text:p text:style-name="Standard"><text:s/>0.1031770706176758</text:p>
      <text:p text:style-name="Standard"><text:s/>0.126068115234375</text:p>
      <text:p text:style-name="Standard"><text:s/>0.2661490440368652</text:p>
      <text:p text:style-name="Standard"><text:s/>0.06923580169677734</text:p>
      <text:p text:style-name="Standard"><text:s/>1.501214981079102</text:p>
      <text:p text:style-name="Standard"><text:s/>0.1813468933105469</text:p>
      <text:p text:style-name="Standard"><text:s/>0.09237384796142578</text:p>
      <text:p text:style-name="Standard"><text:s/>0.1090788841247559</text:p>
      <text:p text:style-name="Standard"><text:s/>0.1873829364776611</text:p>
      <text:p text:style-name="Standard"><text:s/>0.109367847442627</text:p>
      <text:p text:style-name="Standard"><text:s/>0.07688498497009277</text:p>
      <text:p text:style-name="Standard"><text:s/>0.07230901718139648</text:p>
      <text:p text:style-name="Standard"><text:s/>0.08636593818664551</text:p>
      <text:p text:style-name="Standard"><text:s/>0.1266670227050781</text:p>
      <text:p text:style-name="Standard"><text:s/>0.07560920715332031</text:p>
      <text:p text:style-name="Standard"><text:s/>0.04249405860900879</text:p>
      <text:p text:style-name="Standard"><text:s/>0.2094230651855469</text:p>
      <text:p text:style-name="Standard"><text:s/>0.04759311676025391</text:p>
      <text:p text:style-name="Standard"><text:s/>0.131166934967041</text:p>
      <text:p text:style-name="Standard"><text:s/>0.09787988662719727</text:p>
      <text:p text:style-name="Standard"><text:s/>0.07008194923400879</text:p>
      <text:p text:style-name="Standard"><text:s/>0.1033129692077637</text:p>
      <text:p text:style-name="Standard"><text:s/>0.1315691471099854</text:p>
      <text:p text:style-name="Standard"><text:s/>0.08788800239562988</text:p>
      <text:p text:style-name="Standard"><text:s/>0.04273200035095215</text:p>
      <text:p text:style-name="Standard"><text:s/>0.03636908531188965</text:p>
      <text:p text:style-name="Standard"><text:s/>0.05967879295349121</text:p>
      <text:p text:style-name="Standard"><text:s/>0.05852699279785156</text:p>
      <text:p text:style-name="Standard"><text:s/>0.1031179428100586</text:p>
      <text:p text:style-name="Standard"><text:s/>0.1031830310821533</text:p>
      <text:p text:style-name="Standard"><text:s/>0.08657097816467285</text:p>
      <text:p text:style-name="Standard"><text:s/>0.05966997146606445</text:p>
      <text:p text:style-name="Standard"><text:s/>0.2376210689544678</text:p>
      <text:p text:style-name="Standard"><text:s/>0.09238314628601074</text:p>
      <text:p text:style-name="Standard"><text:s/>0.07070803642272949</text:p>
      <text:p text:style-name="Standard"><text:s/>0.2540209293365479</text:p>
      <text:p text:style-name="Standard"/>
      <text:p text:style-name="Standard"/>
      <text:p text:style-name="Standard"># name: avgTeste</text:p>
      <text:p text:style-name="Standard"># type: scalar</text:p>
      <text:p text:style-name="Standard">0.240691509882609</text:p>
      <text:p text:style-name="Standard"/>
      <text:p text:style-name="Standard"/>
      <text:p text:style-name="Standard"># name: antecipatedresponseT</text:p>
      <text:p text:style-name="Standard"># type: scalar</text:p>
      <text:p text:style-name="Standard">2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0T19:06:16.203149110</meta:creation-date>
    <dc:date>2020-11-10T19:09:25.200375406</dc:date>
    <meta:editing-duration>PT3M14S</meta:editing-duration>
    <meta:editing-cycles>1</meta:editing-cycles>
    <meta:document-statistic meta:table-count="0" meta:image-count="0" meta:object-count="0" meta:page-count="105" meta:paragraph-count="3875" meta:word-count="9336" meta:character-count="55566" meta:non-whitespace-character-count="46998"/>
    <meta:generator>LibreOffice/6.0.7.3$Linux_X86_64 LibreOffice_project/00m0$Build-3</meta:generator>
  </office:meta>
</office:document-meta>
</file>